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ProductusOSGiBookc" svg:font-family="ProductusOSGiBookc"/>
    <style:font-face style:name="ProductusSemibold" svg:font-family="ProductusSemibold"/>
    <style:font-face style:name="Proforma" svg:font-family="Proforma"/>
    <style:font-face style:name="Tahoma2" svg:font-family="Tahoma"/>
    <style:font-face style:name="Courier New" svg:font-family="'Courier New'" style:font-family-generic="modern"/>
    <style:font-face style:name="Lucida Grande" svg:font-family="'Lucida Grande'" style:font-family-generic="swiss"/>
    <style:font-face style:name="Courier New1"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7.701cm" fo:margin-left="0.026cm" fo:margin-right="0.053cm" table:align="margins" style:writing-mode="lr-tb"/>
    </style:style>
    <style:style style:name="Table3.A" style:family="table-column">
      <style:table-column-properties style:column-width="1.984cm" style:rel-column-width="7346*"/>
    </style:style>
    <style:style style:name="Table3.B" style:family="table-column">
      <style:table-column-properties style:column-width="15.716cm" style:rel-column-width="58189*"/>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4" style:family="table">
      <style:table-properties style:width="17.701cm" fo:margin-left="0.026cm" fo:margin-right="0.053cm" table:align="margins" style:writing-mode="lr-tb"/>
    </style:style>
    <style:style style:name="Table4.A" style:family="table-column">
      <style:table-column-properties style:column-width="1.984cm" style:rel-column-width="7346*"/>
    </style:style>
    <style:style style:name="Table4.B" style:family="table-column">
      <style:table-column-properties style:column-width="15.716cm" style:rel-column-width="58189*"/>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margin-top="0.282cm" fo:margin-bottom="0cm"/>
    </style:style>
    <style:style style:name="P2"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3" style:family="paragraph" style:parent-style-name="Body">
      <style:paragraph-properties fo:orphans="2" fo:widows="2" style:writing-mode="lr-tb"/>
    </style:style>
    <style:style style:name="P4"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5" style:family="paragraph" style:parent-style-name="CellBody">
      <style:paragraph-properties fo:keep-with-next="always" style:snap-to-layout-grid="false"/>
      <style:text-properties fo:language="en" fo:country="US" style:language-complex="ar" style:country-complex="SA"/>
    </style:style>
    <style:style style:name="P6" style:family="paragraph" style:parent-style-name="Abstract">
      <style:text-properties fo:language="en" fo:country="US" style:language-complex="ar" style:country-complex="SA"/>
    </style:style>
    <style:style style:name="P7" style:family="paragraph" style:parent-style-name="Abstract">
      <style:text-properties fo:font-size="16pt" fo:language="en" fo:country="US" fo:font-weight="bold" style:font-size-asian="16pt" style:font-weight-asian="bold" style:language-complex="ar" style:country-complex="SA"/>
    </style:style>
    <style:style style:name="P8" style:family="paragraph" style:parent-style-name="CellBody">
      <style:paragraph-properties style:snap-to-layout-grid="false"/>
      <style:text-properties fo:language="en" fo:country="US" style:language-complex="ar" style:country-complex="SA"/>
    </style:style>
    <style:style style:name="P9" style:family="paragraph" style:parent-style-name="Document_20_Title">
      <style:text-properties fo:language="en" fo:country="US" style:language-complex="ar" style:country-complex="SA"/>
    </style:style>
    <style:style style:name="P10" style:family="paragraph" style:parent-style-name="Document_20_Title">
      <style:text-properties fo:font-size="14pt" fo:language="en" fo:country="US" fo:font-weight="normal" style:font-size-asian="14pt" style:font-weight-asian="normal" style:language-complex="ar" style:country-complex="SA"/>
    </style:style>
    <style:style style:name="P11"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text-properties fo:language="en" fo:country="US" style:language-complex="ar" style:country-complex="SA"/>
    </style:style>
    <style:style style:name="P12"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text-properties fo:language="en" fo:country="US" style:language-complex="ar" style:country-complex="SA"/>
    </style:style>
    <style:style style:name="P13" style:family="paragraph" style:parent-style-name="Body">
      <style:text-properties fo:color="#ff0000" fo:language="en" fo:country="US" fo:font-style="italic" style:font-style-asian="italic" style:language-complex="ar" style:country-complex="SA"/>
    </style:style>
    <style:style style:name="P14" style:family="paragraph" style:parent-style-name="Body">
      <style:paragraph-properties fo:text-align="center" style:justify-single-word="false"/>
      <style:text-properties fo:color="#ff0000" fo:language="en" fo:country="US" fo:font-style="italic" style:font-style-asian="italic" style:language-complex="ar" style:country-complex="SA"/>
    </style:style>
    <style:style style:name="P15" style:family="paragraph" style:parent-style-name="Body">
      <style:text-properties fo:language="en" fo:country="US" style:language-complex="ar" style:country-complex="SA"/>
    </style:style>
    <style:style style:name="P16"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7" style:family="paragraph" style:parent-style-name="Body">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18" style:family="paragraph" style:parent-style-name="Standard">
      <style:text-properties style:font-name="Arial" fo:font-size="9pt" fo:language="en" fo:country="US" style:font-size-asian="9pt" style:font-size-complex="9pt" style:language-complex="ar" style:country-complex="SA"/>
    </style:style>
    <style:style style:name="P19" style:family="paragraph" style:parent-style-name="Standard">
      <style:text-properties style:font-name="Arial" fo:language="en" fo:country="US" style:language-complex="ar" style:country-complex="SA"/>
    </style:style>
    <style:style style:name="P20" style:family="paragraph" style:parent-style-name="Standard">
      <style:text-properties fo:language="en" fo:country="US" style:language-complex="ar" style:country-complex="SA"/>
    </style:style>
    <style:style style:name="P21" style:family="paragraph" style:parent-style-name="Standard">
      <style:text-properties fo:color="#3f7f5f" style:font-name="Monaco" fo:font-size="9pt" fo:language="en" fo:country="US" style:font-name-asian="Monaco" style:font-size-asian="9pt" style:font-name-complex="Monaco" style:font-size-complex="9pt" style:language-complex="ar" style:country-complex="SA"/>
    </style:style>
    <style:style style:name="P22" style:family="paragraph" style:parent-style-name="Body">
      <style:paragraph-properties fo:margin-top="0cm" fo:margin-bottom="0.21cm" fo:orphans="2" fo:widows="2" style:writing-mode="lr-tb"/>
    </style:style>
    <style:style style:name="P23"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10pt" style:font-name-asian="Monaco" style:font-size-asian="10pt" style:font-name-complex="Monaco" style:font-size-complex="10pt"/>
    </style:style>
    <style:style style:name="P24"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9pt" style:font-name-asian="Monaco" style:font-size-asian="9pt" style:font-name-complex="Monaco" style:font-size-complex="9pt"/>
    </style:style>
    <style:style style:name="P25" style:family="paragraph" style:parent-style-name="Standard">
      <style:paragraph-properties fo:margin-left="0cm" fo:margin-right="0cm" fo:text-align="start" style:justify-single-word="false" fo:text-indent="0cm" style:auto-text-indent="false" style:text-autospace="none"/>
      <style:text-properties style:font-name="Monaco" fo:font-size="10pt" style:font-name-asian="Monaco" style:font-size-asian="10pt" style:font-name-complex="Monaco" style:font-size-complex="10pt"/>
    </style:style>
    <style:style style:name="P26" style:family="paragraph" style:parent-style-name="Standard">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27" style:family="paragraph" style:parent-style-name="Standard">
      <style:paragraph-properties fo:margin-left="0cm" fo:margin-right="0cm" fo:text-align="start" style:justify-single-word="false" fo:text-indent="0cm" style:auto-text-indent="false" style:text-autospace="none"/>
      <style:text-properties fo:color="#3f7f5f" style:font-name="Monaco" fo:font-size="9pt" style:font-name-asian="Monaco" style:font-size-asian="9pt" style:font-name-complex="Monaco" style:font-size-complex="9pt"/>
    </style:style>
    <style:style style:name="P28" style:family="paragraph" style:parent-style-name="Standard">
      <style:paragraph-properties fo:margin-left="0cm" fo:margin-right="0cm" fo:text-align="start" style:justify-single-word="false" fo:text-indent="0cm" style:auto-text-indent="false" style:text-autospace="none"/>
      <style:text-properties fo:color="#3f5fbf" style:font-name="Monaco" fo:font-size="9pt" style:font-name-asian="Monaco" style:font-size-asian="9pt" style:font-name-complex="Monaco" style:font-size-complex="9pt"/>
    </style:style>
    <style:style style:name="P29" style:family="paragraph" style:parent-style-name="Text_20_body">
      <style:paragraph-properties fo:margin-left="2.286cm" fo:margin-right="0cm" fo:text-indent="0cm" style:auto-text-indent="false"/>
    </style:style>
    <style:style style:name="P30" style:family="paragraph" style:parent-style-name="Text_20_body">
      <style:paragraph-properties fo:margin-left="2.286cm" fo:margin-right="0cm" fo:text-indent="0cm" style:auto-text-indent="false"/>
      <style:text-properties style:font-name="Proforma" fo:font-size="9pt"/>
    </style:style>
    <style:style style:name="P31" style:family="paragraph" style:parent-style-name="Text_20_body">
      <style:paragraph-properties fo:margin-left="2.286cm" fo:margin-right="0cm" fo:text-indent="0cm" style:auto-text-indent="false"/>
      <style:text-properties style:font-name="ProductusSemibold" fo:font-size="12pt"/>
    </style:style>
    <style:style style:name="P32" style:family="paragraph" style:parent-style-name="Definition_20_Term">
      <style:text-properties fo:language="en" fo:country="US" style:language-complex="ar" style:country-complex="SA"/>
    </style:style>
    <style:style style:name="P33"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34" style:family="paragraph" style:parent-style-name="Body" style:list-style-name="L1"/>
    <style:style style:name="P35" style:family="paragraph" style:parent-style-name="Body" style:list-style-name="L1">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36" style:family="paragraph" style:parent-style-name="Body" style:list-style-name="L3"/>
    <style:style style:name="P37" style:family="paragraph" style:parent-style-name="Body" style:list-style-name="L4"/>
    <style:style style:name="P38" style:family="paragraph" style:parent-style-name="Body" style:list-style-name="L5"/>
    <style:style style:name="P39" style:family="paragraph" style:parent-style-name="Heading_20_3">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40" style:family="paragraph" style:parent-style-name="Heading_20_1">
      <style:text-properties fo:language="en" fo:country="US" style:language-complex="ar" style:country-complex="SA"/>
    </style:style>
    <style:style style:name="P41" style:family="paragraph" style:parent-style-name="Heading_20_1">
      <style:paragraph-properties fo:break-before="page"/>
      <style:text-properties fo:language="en" fo:country="US" style:language-complex="ar" style:country-complex="SA"/>
    </style:style>
    <style:style style:name="P42" style:family="paragraph" style:parent-style-name="Heading_20_2">
      <style:text-properties fo:language="en" fo:country="US" style:language-complex="ar" style:country-complex="SA"/>
    </style:style>
    <style:style style:name="P43" style:family="paragraph" style:parent-style-name="Text_20_body" style:list-style-name="L2">
      <style:paragraph-properties fo:margin-left="4.572cm" fo:margin-right="0cm" fo:text-indent="-0.635cm" style:auto-text-indent="false"/>
    </style:style>
    <style:style style:name="P4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14pt" fo:font-weight="normal" style:font-size-asian="14pt" style:font-weight-asian="normal"/>
    </style:style>
    <style:style style:name="T2"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3" style:family="text">
      <style:text-properties fo:color="#ff0000" fo:font-style="italic" style:font-style-asian="italic"/>
    </style:style>
    <style:style style:name="T4" style:family="text">
      <style:text-properties fo:color="#ff0000" fo:font-style="italic" fo:font-weight="bold" style:font-style-asian="italic" style:font-weight-asian="bold"/>
    </style:style>
    <style:style style:name="T5" style:family="text">
      <style:text-properties fo:language="en" fo:country="US" style:language-complex="ar" style:country-complex="SA"/>
    </style:style>
    <style:style style:name="T6" style:family="text">
      <style:text-properties fo:language="en" fo:country="US" fo:font-weight="bold" style:font-name-asian="Times New Roman" style:font-weight-asian="bold" style:font-name-complex="Times New Roman" style:language-complex="ar" style:country-complex="SA" style:font-weight-complex="bold"/>
    </style:style>
    <style:style style:name="T7" style:family="text">
      <style:text-properties style:font-name="Courier New"/>
    </style:style>
    <style:style style:name="T8" style:family="text">
      <style:text-properties fo:font-weight="bold" style:font-weight-asian="bold" style:font-weight-complex="bold"/>
    </style:style>
    <style:style style:name="T9" style:family="text">
      <style:text-properties fo:color="#000000"/>
    </style:style>
    <style:style style:name="T10"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1" style:family="text">
      <style:text-properties fo:color="#000000" fo:font-weight="bold" style:font-weight-asian="bold" style:font-weight-complex="bold"/>
    </style:style>
    <style:style style:name="T12" style:family="text">
      <style:text-properties fo:color="#7f0055" fo:font-weight="bold" style:font-weight-asian="bold" style:font-weight-complex="bold"/>
    </style:style>
    <style:style style:name="T13" style:family="text">
      <style:text-properties fo:color="#0000c0"/>
    </style:style>
    <style:style style:name="T14" style:family="text">
      <style:text-properties fo:color="#0000c0" fo:font-style="italic" style:font-style-asian="italic" style:font-style-complex="italic"/>
    </style:style>
    <style:style style:name="T15" style:family="text">
      <style:text-properties style:text-underline-style="solid" style:text-underline-width="auto" style:text-underline-color="font-color"/>
    </style:style>
    <style:style style:name="T16" style:family="text">
      <style:text-properties fo:color="#3f5fbf"/>
    </style:style>
    <style:style style:name="T17" style:family="text">
      <style:text-properties fo:color="#3f5fbf" style:text-underline-style="solid" style:text-underline-width="auto" style:text-underline-color="font-color"/>
    </style:style>
    <style:style style:name="T18" style:family="text">
      <style:text-properties fo:color="#3f3fbf"/>
    </style:style>
    <style:style style:name="T19" style:family="text">
      <style:text-properties fo:color="#7f9fbf" fo:font-weight="bold" style:font-weight-asian="bold" style:font-weight-complex="bold"/>
    </style:style>
    <style:style style:name="T20" style:family="text">
      <style:text-properties style:font-name="Proforma" fo:font-size="9pt"/>
    </style:style>
    <style:style style:name="T21" style:family="text">
      <style:text-properties style:font-name="Proforma" fo:font-size="9pt" fo:font-style="italic"/>
    </style:style>
    <style:style style:name="T22" style:family="text">
      <style:text-properties style:font-name="ProductusOSGiBookc" fo:font-size="9pt"/>
    </style:style>
    <style:style style:name="T23" style:family="text">
      <style:text-properties style:use-window-font-color="true" style:text-outline="false" style:text-line-through-style="none" style:text-position="0% 100%" style:font-name="Lucida Grande" fo:font-size="8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317506496" text:id="ct317506496">
          <text:insertion>
            <office:change-info>
              <dc:creator>Tim Ward</dc:creator>
              <dc:date>2013-09-21T21:37:00</dc:date>
            </office:change-info>
          </text:insertion>
        </text:changed-region>
        <text:changed-region xml:id="ct317507216" text:id="ct317507216">
          <text:insertion>
            <office:change-info>
              <dc:creator>Tim Ward</dc:creator>
              <dc:date>2013-09-21T21:37:00</dc:date>
            </office:change-info>
          </text:insertion>
        </text:changed-region>
        <text:changed-region xml:id="ct317507312" text:id="ct317507312">
          <text:insertion>
            <office:change-info>
              <dc:creator>Tim Ward</dc:creator>
              <dc:date>2013-09-21T21:39:00</dc:date>
            </office:change-info>
          </text:insertion>
        </text:changed-region>
        <text:changed-region xml:id="ct317507408" text:id="ct317507408">
          <text:insertion>
            <office:change-info>
              <dc:creator>Tim Ward</dc:creator>
              <dc:date>2013-09-21T21:37:00</dc:date>
            </office:change-info>
          </text:insertion>
        </text:changed-region>
        <text:changed-region xml:id="ct317431456" text:id="ct317431456">
          <text:insertion>
            <office:change-info>
              <dc:creator>Tim Ward</dc:creator>
              <dc:date>2013-09-21T21:38:00</dc:date>
            </office:change-info>
          </text:insertion>
        </text:changed-region>
        <text:changed-region xml:id="ct317507616" text:id="ct317507616">
          <text:insertion>
            <office:change-info>
              <dc:creator>Tim Ward</dc:creator>
              <dc:date>2013-09-21T21:39:00</dc:date>
            </office:change-info>
          </text:insertion>
        </text:changed-region>
        <text:changed-region xml:id="ct317507712" text:id="ct317507712">
          <text:insertion>
            <office:change-info>
              <dc:creator>Tim Ward</dc:creator>
              <dc:date>2013-09-21T21:39:00</dc:date>
            </office:change-info>
          </text:insertion>
        </text:changed-region>
        <text:changed-region xml:id="ct317506752" text:id="ct317506752">
          <text:insertion>
            <office:change-info>
              <dc:creator>Tim Ward</dc:creator>
              <dc:date>2013-09-21T21:40:00</dc:date>
            </office:change-info>
          </text:insertion>
        </text:changed-region>
        <text:changed-region xml:id="ct317508576" text:id="ct317508576">
          <text:insertion>
            <office:change-info>
              <dc:creator>Tim Ward</dc:creator>
              <dc:date>2013-09-13T10:05:00</dc:date>
            </office:change-info>
          </text:insertion>
        </text:changed-region>
        <text:changed-region xml:id="ct317509936" text:id="ct317509936">
          <text:insertion>
            <office:change-info>
              <dc:creator>Tim Ward</dc:creator>
              <dc:date>2013-09-13T10:06:00</dc:date>
            </office:change-info>
          </text:insertion>
        </text:changed-region>
        <text:changed-region xml:id="ct317510032" text:id="ct317510032">
          <text:insertion>
            <office:change-info>
              <dc:creator>Tim Ward</dc:creator>
              <dc:date>2013-09-13T10:08:00</dc:date>
            </office:change-info>
          </text:insertion>
        </text:changed-region>
        <text:changed-region xml:id="ct317432160" text:id="ct317432160">
          <text:insertion>
            <office:change-info>
              <dc:creator>Tim Ward</dc:creator>
              <dc:date>2013-09-13T10:09:00</dc:date>
            </office:change-info>
          </text:insertion>
        </text:changed-region>
        <text:changed-region xml:id="ct317516160" text:id="ct317516160">
          <text:insertion>
            <office:change-info>
              <dc:creator>Tim Ward</dc:creator>
              <dc:date>2013-09-13T10:09:00</dc:date>
            </office:change-info>
          </text:insertion>
        </text:changed-region>
        <text:changed-region xml:id="ct317432384" text:id="ct317432384">
          <text:insertion>
            <office:change-info>
              <dc:creator>Tim Ward</dc:creator>
              <dc:date>2013-09-13T10:10:00</dc:date>
            </office:change-info>
          </text:insertion>
        </text:changed-region>
        <text:changed-region xml:id="ct317432480" text:id="ct317432480">
          <text:insertion>
            <office:change-info>
              <dc:creator>Tim Ward</dc:creator>
              <dc:date>2013-09-13T10:11:00</dc:date>
            </office:change-info>
          </text:insertion>
        </text:changed-region>
        <text:changed-region xml:id="ct317432576" text:id="ct317432576">
          <text:insertion>
            <office:change-info>
              <dc:creator>Tim Ward</dc:creator>
              <dc:date>2013-09-13T10:30:00</dc:date>
            </office:change-info>
          </text:insertion>
        </text:changed-region>
        <text:changed-region xml:id="ct317432672" text:id="ct317432672">
          <text:insertion>
            <office:change-info>
              <dc:creator>Tim Ward</dc:creator>
              <dc:date>2013-09-13T10:31:00</dc:date>
            </office:change-info>
          </text:insertion>
        </text:changed-region>
        <text:changed-region xml:id="ct317432768" text:id="ct317432768">
          <text:insertion>
            <office:change-info>
              <dc:creator>Tim Ward</dc:creator>
              <dc:date>2013-09-13T10:32:00</dc:date>
            </office:change-info>
          </text:insertion>
        </text:changed-region>
        <text:changed-region xml:id="ct317432864" text:id="ct317432864">
          <text:insertion>
            <office:change-info>
              <dc:creator>Tim Ward</dc:creator>
              <dc:date>2013-09-13T10:33:00</dc:date>
            </office:change-info>
          </text:insertion>
        </text:changed-region>
        <text:changed-region xml:id="ct317432960" text:id="ct317432960">
          <text:insertion>
            <office:change-info>
              <dc:creator>Tim Ward</dc:creator>
              <dc:date>2013-09-13T10:34:00</dc:date>
            </office:change-info>
          </text:insertion>
        </text:changed-region>
        <text:changed-region xml:id="ct317511904" text:id="ct317511904">
          <text:insertion>
            <office:change-info>
              <dc:creator>Tim Ward</dc:creator>
              <dc:date>2013-09-13T10:35:00</dc:date>
            </office:change-info>
          </text:insertion>
        </text:changed-region>
        <text:changed-region xml:id="ct317514832" text:id="ct317514832">
          <text:insertion>
            <office:change-info>
              <dc:creator>Tim Ward</dc:creator>
              <dc:date>2013-09-13T10:36:00</dc:date>
            </office:change-info>
          </text:insertion>
        </text:changed-region>
        <text:changed-region xml:id="ct317517360" text:id="ct317517360">
          <text:insertion>
            <office:change-info>
              <dc:creator>Tim Ward</dc:creator>
              <dc:date>2013-09-13T10:37:00</dc:date>
            </office:change-info>
          </text:insertion>
        </text:changed-region>
        <text:changed-region xml:id="ct317524608" text:id="ct317524608">
          <text:insertion>
            <office:change-info>
              <dc:creator>Tim Ward</dc:creator>
              <dc:date>2013-09-13T10:38:00</dc:date>
            </office:change-info>
          </text:insertion>
        </text:changed-region>
        <text:changed-region xml:id="ct317529728" text:id="ct317529728">
          <text:insertion>
            <office:change-info>
              <dc:creator>Tim Ward</dc:creator>
              <dc:date>2013-09-13T10:41:00</dc:date>
            </office:change-info>
          </text:insertion>
        </text:changed-region>
        <text:changed-region xml:id="ct317531344" text:id="ct317531344">
          <text:insertion>
            <office:change-info>
              <dc:creator>Tim Ward</dc:creator>
              <dc:date>2013-09-13T10:43:00</dc:date>
            </office:change-info>
          </text:insertion>
        </text:changed-region>
        <text:changed-region xml:id="ct317536576" text:id="ct317536576">
          <text:insertion>
            <office:change-info>
              <dc:creator>Tim Ward</dc:creator>
              <dc:date>2013-09-13T10:44:00</dc:date>
            </office:change-info>
          </text:insertion>
        </text:changed-region>
        <text:changed-region xml:id="ct317433728" text:id="ct317433728">
          <text:insertion>
            <office:change-info>
              <dc:creator>Tim Ward</dc:creator>
              <dc:date>2013-09-21T20:04:00</dc:date>
            </office:change-info>
          </text:insertion>
        </text:changed-region>
        <text:changed-region xml:id="ct317433824" text:id="ct317433824">
          <text:insertion>
            <office:change-info>
              <dc:creator>Tim Ward</dc:creator>
              <dc:date>2013-09-21T20:09:00</dc:date>
            </office:change-info>
          </text:insertion>
        </text:changed-region>
        <text:changed-region xml:id="ct317535664" text:id="ct317535664">
          <text:insertion>
            <office:change-info>
              <dc:creator>Tim Ward</dc:creator>
              <dc:date>2013-09-21T20:10:00</dc:date>
            </office:change-info>
          </text:insertion>
        </text:changed-region>
        <text:changed-region xml:id="ct317433984" text:id="ct317433984">
          <text:insertion>
            <office:change-info>
              <dc:creator>Tim Ward</dc:creator>
              <dc:date>2013-09-21T20:12:00</dc:date>
            </office:change-info>
          </text:insertion>
        </text:changed-region>
        <text:changed-region xml:id="ct317536720" text:id="ct317536720">
          <text:insertion>
            <office:change-info>
              <dc:creator>Tim Ward</dc:creator>
              <dc:date>2013-09-21T20:10:00</dc:date>
            </office:change-info>
          </text:insertion>
        </text:changed-region>
        <text:changed-region xml:id="ct317434208" text:id="ct317434208">
          <text:insertion>
            <office:change-info>
              <dc:creator>Tim Ward</dc:creator>
              <dc:date>2013-09-21T20:12:00</dc:date>
            </office:change-info>
          </text:insertion>
        </text:changed-region>
        <text:changed-region xml:id="ct317541376" text:id="ct317541376">
          <text:insertion>
            <office:change-info>
              <dc:creator>Tim Ward</dc:creator>
              <dc:date>2013-09-21T20:16:00</dc:date>
            </office:change-info>
          </text:insertion>
        </text:changed-region>
        <text:changed-region xml:id="ct317549696" text:id="ct317549696">
          <text:insertion>
            <office:change-info>
              <dc:creator>Tim Ward</dc:creator>
              <dc:date>2013-09-21T20:12:00</dc:date>
            </office:change-info>
          </text:insertion>
        </text:changed-region>
        <text:changed-region xml:id="ct317434464" text:id="ct317434464">
          <text:insertion>
            <office:change-info>
              <dc:creator>Tim Ward</dc:creator>
              <dc:date>2013-09-21T20:49:00</dc:date>
            </office:change-info>
          </text:insertion>
        </text:changed-region>
        <text:changed-region xml:id="ct317434592" text:id="ct317434592">
          <text:insertion>
            <office:change-info>
              <dc:creator>Tim Ward</dc:creator>
              <dc:date>2013-09-21T20:51:00</dc:date>
            </office:change-info>
          </text:insertion>
        </text:changed-region>
        <text:changed-region xml:id="ct317549792" text:id="ct317549792">
          <text:insertion>
            <office:change-info>
              <dc:creator>Tim Ward</dc:creator>
              <dc:date>2013-09-21T20:50:00</dc:date>
            </office:change-info>
          </text:insertion>
        </text:changed-region>
        <text:changed-region xml:id="ct317434752" text:id="ct317434752">
          <text:insertion>
            <office:change-info>
              <dc:creator>Tim Ward</dc:creator>
              <dc:date>2013-09-21T20:52:00</dc:date>
            </office:change-info>
          </text:insertion>
        </text:changed-region>
        <text:changed-region xml:id="ct317434880" text:id="ct317434880">
          <text:insertion>
            <office:change-info>
              <dc:creator>Tim Ward</dc:creator>
              <dc:date>2013-09-21T20:57:00</dc:date>
            </office:change-info>
          </text:insertion>
        </text:changed-region>
        <text:changed-region xml:id="ct317550016" text:id="ct317550016">
          <text:insertion>
            <office:change-info>
              <dc:creator>Tim Ward</dc:creator>
              <dc:date>2013-09-21T20:51:00</dc:date>
            </office:change-info>
          </text:insertion>
        </text:changed-region>
        <text:changed-region xml:id="ct317552416" text:id="ct317552416">
          <text:insertion>
            <office:change-info>
              <dc:creator>Tim Ward</dc:creator>
              <dc:date>2013-09-21T20:52:00</dc:date>
            </office:change-info>
          </text:insertion>
        </text:changed-region>
        <text:changed-region xml:id="ct317435136" text:id="ct317435136">
          <text:insertion>
            <office:change-info>
              <dc:creator>Tim Ward</dc:creator>
              <dc:date>2013-09-21T20:56:00</dc:date>
            </office:change-info>
          </text:insertion>
        </text:changed-region>
        <text:changed-region xml:id="ct317435264" text:id="ct317435264">
          <text:insertion>
            <office:change-info>
              <dc:creator>Tim Ward</dc:creator>
              <dc:date>2013-09-21T20:57:00</dc:date>
            </office:change-info>
          </text:insertion>
        </text:changed-region>
        <text:changed-region xml:id="ct317552512" text:id="ct317552512">
          <text:insertion>
            <office:change-info>
              <dc:creator>Tim Ward</dc:creator>
              <dc:date>2013-09-21T20:58:00</dc:date>
            </office:change-info>
          </text:insertion>
        </text:changed-region>
        <text:changed-region xml:id="ct317435424" text:id="ct317435424">
          <text:insertion>
            <office:change-info>
              <dc:creator>Tim Ward</dc:creator>
              <dc:date>2013-09-21T20:59:00</dc:date>
            </office:change-info>
          </text:insertion>
        </text:changed-region>
        <text:changed-region xml:id="ct317487744" text:id="ct317487744">
          <text:insertion>
            <office:change-info>
              <dc:creator>Tim Ward</dc:creator>
              <dc:date>2013-09-21T21:00:00</dc:date>
            </office:change-info>
          </text:insertion>
        </text:changed-region>
        <text:changed-region xml:id="ct317547472" text:id="ct317547472">
          <text:insertion>
            <office:change-info>
              <dc:creator>Tim Ward</dc:creator>
              <dc:date>2013-09-21T21:01:00</dc:date>
            </office:change-info>
          </text:insertion>
        </text:changed-region>
        <text:changed-region xml:id="ct317435728" text:id="ct317435728">
          <text:insertion>
            <office:change-info>
              <dc:creator>Tim Ward</dc:creator>
              <dc:date>2013-09-21T21:02:00</dc:date>
            </office:change-info>
          </text:insertion>
        </text:changed-region>
        <text:changed-region xml:id="ct317547568" text:id="ct317547568">
          <text:insertion>
            <office:change-info>
              <dc:creator>Tim Ward</dc:creator>
              <dc:date>2013-09-21T21:03:00</dc:date>
            </office:change-info>
          </text:insertion>
        </text:changed-region>
        <text:changed-region xml:id="ct317547664" text:id="ct317547664">
          <text:insertion>
            <office:change-info>
              <dc:creator>Tim Ward</dc:creator>
              <dc:date>2013-09-21T21:04:00</dc:date>
            </office:change-info>
          </text:insertion>
        </text:changed-region>
        <text:changed-region xml:id="ct317435920" text:id="ct317435920">
          <text:insertion>
            <office:change-info>
              <dc:creator>Tim Ward</dc:creator>
              <dc:date>2013-09-21T21:05:00</dc:date>
            </office:change-info>
          </text:insertion>
        </text:changed-region>
        <text:changed-region xml:id="ct317436048" text:id="ct317436048">
          <text:insertion>
            <office:change-info>
              <dc:creator>Tim Ward</dc:creator>
              <dc:date>2013-09-21T21:06:00</dc:date>
            </office:change-info>
          </text:insertion>
        </text:changed-region>
        <text:changed-region xml:id="ct317555536" text:id="ct317555536">
          <text:insertion>
            <office:change-info>
              <dc:creator>Tim Ward</dc:creator>
              <dc:date>2013-09-21T21:07:00</dc:date>
            </office:change-info>
          </text:insertion>
        </text:changed-region>
        <text:changed-region xml:id="ct317555632" text:id="ct317555632">
          <text:insertion>
            <office:change-info>
              <dc:creator>Tim Ward</dc:creator>
              <dc:date>2013-09-21T21:08:00</dc:date>
            </office:change-info>
          </text:insertion>
        </text:changed-region>
        <text:changed-region xml:id="ct317558016" text:id="ct317558016">
          <text:insertion>
            <office:change-info>
              <dc:creator>Tim Ward</dc:creator>
              <dc:date>2013-09-21T21:09:00</dc:date>
            </office:change-info>
          </text:insertion>
        </text:changed-region>
        <text:changed-region xml:id="ct117894336" text:id="ct117894336">
          <text:insertion>
            <office:change-info>
              <dc:creator>David Bosschaert</dc:creator>
              <dc:date>2013-09-24T08:45:00</dc:date>
            </office:change-info>
          </text:insertion>
        </text:changed-region>
        <text:changed-region xml:id="ct117894880" text:id="ct117894880">
          <text:insertion>
            <office:change-info>
              <dc:creator>Tim Ward</dc:creator>
              <dc:date>2013-09-21T21:09:00</dc:date>
            </office:change-info>
          </text:insertion>
        </text:changed-region>
        <text:changed-region xml:id="ct317558112" text:id="ct317558112">
          <text:insertion>
            <office:change-info>
              <dc:creator>Tim Ward</dc:creator>
              <dc:date>2013-09-21T21:10:00</dc:date>
            </office:change-info>
          </text:insertion>
        </text:changed-region>
        <text:changed-region xml:id="ct317555984" text:id="ct317555984">
          <text:insertion>
            <office:change-info>
              <dc:creator>Tim Ward</dc:creator>
              <dc:date>2013-09-21T21:11:00</dc:date>
            </office:change-info>
          </text:insertion>
        </text:changed-region>
        <text:changed-region xml:id="ct317555200" text:id="ct317555200">
          <text:insertion>
            <office:change-info>
              <dc:creator>Tim Ward</dc:creator>
              <dc:date>2013-09-21T21:12:00</dc:date>
            </office:change-info>
          </text:insertion>
        </text:changed-region>
        <text:changed-region xml:id="ct511049424" text:id="ct511049424">
          <text:insertion>
            <office:change-info>
              <dc:creator>David Bosschaert</dc:creator>
              <dc:date>2013-09-24T08:46:00</dc:date>
            </office:change-info>
          </text:insertion>
        </text:changed-region>
        <text:changed-region xml:id="ct511035296" text:id="ct511035296">
          <text:insertion>
            <office:change-info>
              <dc:creator>Tim Ward</dc:creator>
              <dc:date>2013-09-21T21:12:00</dc:date>
            </office:change-info>
          </text:insertion>
        </text:changed-region>
        <text:changed-region xml:id="ct317555792" text:id="ct317555792">
          <text:insertion>
            <office:change-info>
              <dc:creator>Tim Ward</dc:creator>
              <dc:date>2013-09-21T21:13:00</dc:date>
            </office:change-info>
          </text:insertion>
        </text:changed-region>
        <text:changed-region xml:id="ct317554896" text:id="ct317554896">
          <text:insertion>
            <office:change-info>
              <dc:creator>Tim Ward</dc:creator>
              <dc:date>2013-09-21T21:14:00</dc:date>
            </office:change-info>
          </text:insertion>
        </text:changed-region>
        <text:changed-region xml:id="ct317436976" text:id="ct317436976">
          <text:insertion>
            <office:change-info>
              <dc:creator>Tim Ward</dc:creator>
              <dc:date>2013-09-21T21:15:00</dc:date>
            </office:change-info>
          </text:insertion>
        </text:changed-region>
        <text:changed-region xml:id="ct317437104" text:id="ct317437104">
          <text:insertion>
            <office:change-info>
              <dc:creator>Tim Ward</dc:creator>
              <dc:date>2013-09-21T21:16:00</dc:date>
            </office:change-info>
          </text:insertion>
        </text:changed-region>
        <text:changed-region xml:id="ct317558208" text:id="ct317558208">
          <text:insertion>
            <office:change-info>
              <dc:creator>Tim Ward</dc:creator>
              <dc:date>2013-09-13T10:38:00</dc:date>
            </office:change-info>
          </text:insertion>
        </text:changed-region>
        <text:changed-region xml:id="ct317562352" text:id="ct317562352">
          <text:insertion>
            <office:change-info>
              <dc:creator>Tim Ward</dc:creator>
              <dc:date>2013-09-21T21:1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draw:frame draw:style-name="fr2" draw:name="graphics3" text:anchor-type="paragraph" svg:width="17.78cm" svg:height="7.893cm" draw:z-index="0"><draw:image xlink:href="Pictures/1000020100000427000001D8328612BC.png" xlink:type="simple" xlink:show="embed" xlink:actuate="onLoad"/></draw:frame></text:p>
      <text:p text:style-name="P9"><text:user-defined style:data-style-name="N0" text:name="RFC Title">RFC 203 – Remote Service Admin 1.1</text:user-defined></text:p>
      <text:p text:style-name="P9"><text:span text:style-name="T1">Draft<text:line-break/><text:line-break/></text:span><text:span text:style-name="T1"><text:page-count style:num-format="1">15</text:page-count></text:span><text:span text:style-name="T1"> Pages</text:span></text:p>
      <text:p text:style-name="P10"/>
      <text:p text:style-name="P7">Abstract</text:p>
      <text:p text:style-name="P6">The Remote Service Admin specification is lacking a mechanism to notify consumers of changes to an endpoint. The EndpointListener interface defines endpointAdded and endpointRemoved callbacks, but no mechanism to convey that an endpoint has been modified, for example because the service properties of the backing service have changed. This RFC addresses this issue.</text:p>
      <text:p text:style-name="P14"/>
      <text:h text:style-name="P41" text:outline-level="1" text:restart-numbering="true" text:start-value="-1">Document Information</text:h>
      <text:h text:style-name="P42" text:outline-level="2">License</text:h>
      <text:p text:style-name="P16">DISTRIBUTION AND FEEDBACK LICENSE, Version 2.0</text:p>
      <text:p text:style-name="P18">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8"/>
      <text:p text:style-name="P18">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8"/>
      <text:p text:style-name="P18">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8">NEITHER THE OSGi ALLIANCE NOR ANY THIRD PARTY WILL BE LIABLE FOR ANY DIRECT, INDIRECT, SPECIAL, INCIDENTAL OR CONSEQUENTIAL DAMAGES ARISING OUT OF OR RELATING TO ANY USE OR DISTRIBUTION OF THE DISTRIBUTION. </text:p>
      <text:p text:style-name="P18"/>
      <text:p text:style-name="P18">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8"/>
      <text:p text:style-name="P18">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8"/>
      <text:p text:style-name="P18">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9"/>
      <text:p text:style-name="P19">I HEREBY ACKNOWLEDGE AND AGREE TO THE TERMS AND CONDITIONS DELINEATED ABOVE.</text:p>
      <text:h text:style-name="P42" text:outline-level="2">Trademarks</text:h>
      <text:p text:style-name="P15">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42" text:outline-level="2">Feedback</text:h>
      <text:p text:style-name="Body"><text:span text:style-name="T5">This document can be downloaded from the OSGi Alliance design repository at </text:span><text:a xlink:type="simple" xlink:href="https://github.com/osgi/design"><text:span text:style-name="T5">https://github.com/osgi/design</text:span></text:a><text:span text:style-name="T5"> The public can provide feedback about this document by opening a bug at https://www.osgi.org/bugzilla/.</text:span></text:p>
      <text:h text:style-name="P4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2">0 Document Information<text:tab/>2</text:p>
          <text:p text:style-name="P11">0.1 License<text:tab/>2</text:p>
          <text:p text:style-name="P11">0.2 Trademarks<text:tab/>3</text:p>
          <text:p text:style-name="P11">0.3 Feedback<text:tab/>3</text:p>
          <text:p text:style-name="P11">0.4 Table of Contents<text:tab/>3</text:p>
          <text:p text:style-name="P11">0.5 Terminology and Document Conventions<text:tab/>4</text:p>
          <text:p text:style-name="P11">0.6 Revision History<text:tab/>4</text:p>
          <text:p text:style-name="P12">1 Introduction<text:tab/>4</text:p>
          <text:p text:style-name="P12">2 Application Domain<text:tab/>5</text:p>
          <text:p text:style-name="P12">3 Problem Description<text:tab/>5</text:p>
          <text:p text:style-name="P12">4 Requirements<text:tab/>5</text:p>
          <text:p text:style-name="P12">5 Technical Solution<text:tab/>5</text:p>
          <text:p text:style-name="P12">6 Data Transfer Objects<text:tab/>6</text:p>
          <text:p text:style-name="P12">7 Javadoc<text:tab/>6</text:p>
          <text:p text:style-name="P12">8 Considered Alternatives<text:tab/>6</text:p>
          <text:p text:style-name="P12"><text:soft-page-break/>9 Security Considerations<text:tab/>7</text:p>
          <text:p text:style-name="P12">10 Document Support<text:tab/>7</text:p>
          <text:p text:style-name="P11">10.1 References<text:tab/>7</text:p>
          <text:p text:style-name="P11">10.2 Author’s Address<text:tab/>7</text:p>
          <text:p text:style-name="P11">10.3 Acronyms and Abbreviations<text:tab/>7</text:p>
          <text:p text:style-name="P11">10.4 End of Document<text:tab/>7</text:p>
        </text:index-body>
      </text:table-of-content>
      <text:p text:style-name="P15"/>
      <text:h text:style-name="P42" text:outline-level="2">Terminology and Document Conventions</text:h>
      <text:p text:style-name="P15">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15"><text:span text:style-name="T7">Source code is shown in this typeface</text:span>.</text:p>
      <text:h text:style-name="P42" text:outline-level="2">Revision History</text:h>
      <text:p text:style-name="P15">The last named individual in this history is currently responsible for this document.</text:p>
      <text:p text:style-name="P15"/>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Revision</text:p>
            </table:table-cell>
            <table:table-cell table:style-name="Table1.A1" office:value-type="string">
              <text:p text:style-name="P4">Date</text:p>
            </table:table-cell>
            <table:table-cell table:style-name="Table1.C1" office:value-type="string">
              <text:p text:style-name="P4">Comments</text:p>
            </table:table-cell>
          </table:table-row>
        </table:table-header-rows>
        <table:table-row table:style-name="Table1.2">
          <table:table-cell table:style-name="Table1.A1" office:value-type="string">
            <text:p text:style-name="CellBody">Initial</text:p>
          </table:table-cell>
          <table:table-cell table:style-name="Table1.A1" office:value-type="string">
            <text:p text:style-name="CellBody">August, 2013</text:p>
          </table:table-cell>
          <table:table-cell table:style-name="Table1.C1" office:value-type="string">
            <text:p text:style-name="CellBody">David Bosschaert, initial version of separate RFC. Previous design has been taking place in RFC 183.</text:p>
          </table:table-cell>
        </table:table-row>
        <table:table-row table:style-name="Table1.2">
          <table:table-cell table:style-name="Table1.A3" office:value-type="float" office:value="0.1">
            <text:p text:style-name="CellBody"><text:change-start text:change-id="ct317506496"/>0.1<text:change-end text:change-id="ct317506496"/></text:p>
          </table:table-cell>
          <table:table-cell table:style-name="Table1.B3" office:value-type="string">
            <text:p text:style-name="CellBody"><text:change-start text:change-id="ct317507216"/>September, 2013<text:change-end text:change-id="ct317507216"/></text:p>
          </table:table-cell>
          <table:table-cell table:style-name="Table1.C3" office:value-type="string">
            <text:p text:style-name="CellBody"><text:change-start text:change-id="ct317507312"/>Post September F2F discussion - a<text:change-end text:change-id="ct317507312"/><text:change-start text:change-id="ct317507408"/>dd the new “update” methods to the Export<text:change-end text:change-id="ct317507408"/><text:change-start text:change-id="ct317431456"/>Registration and ImportRegistration<text:change-end text:change-id="ct317431456"/></text:p>
          </table:table-cell>
        </table:table-row>
        <table:table-row table:style-name="Table1.2">
          <table:table-cell table:style-name="Table1.A3" office:value-type="float" office:value="0.2">
            <text:p text:style-name="CellBody"><text:change-start text:change-id="ct317507616"/>0.2<text:change-end text:change-id="ct317507616"/></text:p>
          </table:table-cell>
          <table:table-cell table:style-name="Table1.B3" office:value-type="string">
            <text:p text:style-name="CellBody"><text:change-start text:change-id="ct317507712"/>September, 2013<text:change-end text:change-id="ct317507712"/></text:p>
          </table:table-cell>
          <table:table-cell table:style-name="Table1.C3" office:value-type="string">
            <text:p text:style-name="CellBody"><text:change-start text:change-id="ct317506752"/>Clarify the uniqueness requirements for endpoint ids, include community feedback<text:change-end text:change-id="ct317506752"/></text:p>
          </table:table-cell>
        </table:table-row>
      </table:table>
      <text:p text:style-name="P15"/>
      <text:h text:style-name="P40" text:outline-level="1">Introduction</text:h>
      <text:p text:style-name="Body">The OSGi Remote Services and Remote Service Admin specifications describe how OSGi services can be remoted and how to consume these remote services using the OSGi Services programming model. </text:p>
      <text:p text:style-name="Body">The Remote Service Admin specification version 1.0 defines how listeners are notified of endpoints being added and removed. However the associated API does not support notifying listeners of changes to endpoints such as service property changes of the associated service. This RFC addresses this issue by proposing an extension to the Remote Service Admin specification.</text:p>
      <text:h text:style-name="P40" text:outline-level="1"><text:soft-page-break/>Application Domain</text:h>
      <text:p text:style-name="Body">This RFC relates to the domain of remote OSGi Services, specifically the Remote Service Admin specification.</text:p>
      <text:h text:style-name="P40" text:outline-level="1">Problem Description</text:h>
      <text:p text:style-name="Body">The EndpointListener interface is used to implement a distributed discovery mechanism and it allows the registration of a listener for distributed endpoints to appear and disappear via the endpointAdded() and endpointRemoved() callback methods. However, an endpoint can also change. This is in particular the case when the service registration properties of the endpoint are modified. Such modifications are not supported by the EndpointListener today, it sends a sequence of endpointRemoved() and endpointAdded() callbacks in such a case which can cause unnecessary volatility in the system.</text:p>
      <text:h text:style-name="P40" text:outline-level="1">Requirements</text:h>
      <text:p text:style-name="Body">RSA01 – The Solution MUST define a mechanism to provide Endpoint Listeners with a notification when an endpoint was modified.<text:change-start text:change-id="ct317508576"/></text:p>
      <text:p text:style-name="Body"><text:change-end text:change-id="ct317508576"/><text:change-start text:change-id="ct317509936"/>RSA02 <text:span text:style-name="T10">–</text:span> The Solution SHOULD allow a Topology Manager to update the service properties an Exported or Imported Service without unregistering it<text:change-end text:change-id="ct317509936"/><text:change-start text:change-id="ct317510032"/>. This may not be possible if the configuration type or access intent of the <text:change-end text:change-id="ct317510032"/><text:change-start text:change-id="ct317432160"/>service changes.<text:change-end text:change-id="ct317432160"/></text:p>
      <text:h text:style-name="P40" text:outline-level="1"><text:soft-page-break/>Technical Solution</text:h>
      <text:p text:style-name="Standard">To receive modification events a new EndpointEventListener interface can be implemented by the listener. The EndpointEventListener follows a similar pattern as the ServiceListener in the core framework. The event holds a type attribute describing the type of event.</text:p>
      <text:h text:style-name="Heading_20_2" text:outline-level="2"><text:span text:style-name="T6">Backward</text:span><text:span text:style-name="T8"> compatibility</text:span></text:h>
      <text:p text:style-name="P22">The existing EndpointListener interface sends a endpointRemoved() callback followed by an endpointAdded() callback in case an endpoint registration has changed (<text:span text:style-name="T10">e.g. properties added or removed). The EndpointListener interface will continue to behave this way.</text:span></text:p>
      <text:h text:style-name="Heading_20_2" text:outline-level="2">EndpointEventListener</text:h>
      <text:p text:style-name="P17">The new EndpointEventListener will not send a sequence of REMOVED and ADDED events in such a case, but rather send a single MODIFIED or MODIFIED_ENDMATCH event, whichever is appropriate.</text:p>
      <text:p text:style-name="Body">The EndpointEventListener is defined as follows:</text:p>
      <text:p text:style-name="P25"><text:span text:style-name="T12">public</text:span><text:span text:style-name="T9"> </text:span><text:span text:style-name="T12">interface</text:span><text:span text:style-name="T9"> EndpointEventListener {</text:span></text:p>
      <text:p text:style-name="P25"><text:span text:style-name="T11"><text:s text:c="2"/></text:span><text:span text:style-name="T12">void</text:span><text:span text:style-name="T9"> endpointChanged(EndpointEvent event, String matchedFilter);</text:span></text:p>
      <text:p text:style-name="P23">}</text:p>
      <text:p text:style-name="P25"/>
      <text:p text:style-name="P25"><text:span text:style-name="T12">public</text:span><text:span text:style-name="T9"> </text:span><text:span text:style-name="T12">class</text:span><text:span text:style-name="T9"> EndpointEvent {</text:span></text:p>
      <text:p text:style-name="P25"><text:span text:style-name="T9"><text:s text:c="2"/></text:span><text:span text:style-name="T12">public</text:span><text:span text:style-name="T9"> </text:span><text:span text:style-name="T12">static</text:span><text:span text:style-name="T9"> </text:span><text:span text:style-name="T12">final</text:span><text:span text:style-name="T9"> </text:span><text:span text:style-name="T12">int</text:span><text:span text:style-name="T9"> </text:span><text:span text:style-name="T14">ADDED</text:span><text:span text:style-name="T9"> = 0x00000001;</text:span></text:p>
      <text:p text:style-name="P25"><text:span text:style-name="T9"><text:s text:c="2"/></text:span><text:span text:style-name="T12">public</text:span><text:span text:style-name="T9"> </text:span><text:span text:style-name="T12">static</text:span><text:span text:style-name="T9"> </text:span><text:span text:style-name="T12">final</text:span><text:span text:style-name="T9"> </text:span><text:span text:style-name="T12">int</text:span><text:span text:style-name="T9"> </text:span><text:span text:style-name="T14">REMOVED</text:span><text:span text:style-name="T9"> = 0x00000002;</text:span></text:p>
      <text:p text:style-name="P25"><text:span text:style-name="T9"><text:s text:c="2"/></text:span><text:span text:style-name="T12">public</text:span><text:span text:style-name="T9"> </text:span><text:span text:style-name="T12">static</text:span><text:span text:style-name="T9"> </text:span><text:span text:style-name="T12">final</text:span><text:span text:style-name="T9"> </text:span><text:span text:style-name="T12">int</text:span><text:span text:style-name="T9"> </text:span><text:span text:style-name="T14">MODIFIED</text:span><text:span text:style-name="T9"> = 0x00000004;</text:span></text:p>
      <text:p text:style-name="P25"><text:span text:style-name="T9"><text:s text:c="2"/></text:span><text:span text:style-name="T12">public</text:span><text:span text:style-name="T9"> </text:span><text:span text:style-name="T12">static</text:span><text:span text:style-name="T9"> </text:span><text:span text:style-name="T12">final</text:span><text:span text:style-name="T9"> </text:span><text:span text:style-name="T12">int</text:span><text:span text:style-name="T9"> </text:span><text:span text:style-name="T14">MODIFIED_ENDMATCH</text:span><text:span text:style-name="T9"> = 0x00000008;</text:span></text:p>
      <text:p text:style-name="P25"/>
      <text:p text:style-name="P25"><text:span text:style-name="T9"><text:s text:c="2"/></text:span><text:span text:style-name="T12">private</text:span><text:span text:style-name="T9"> </text:span><text:span text:style-name="T12">final</text:span><text:span text:style-name="T9"> EndpointDescription </text:span><text:span text:style-name="T13">endpoint</text:span><text:span text:style-name="T9">;</text:span></text:p>
      <text:p text:style-name="P25"><text:span text:style-name="T9"><text:s text:c="2"/></text:span><text:span text:style-name="T12">private</text:span><text:span text:style-name="T9"> </text:span><text:span text:style-name="T12">final</text:span><text:span text:style-name="T9"> </text:span><text:span text:style-name="T12">int</text:span><text:span text:style-name="T9"> </text:span><text:span text:style-name="T13">type</text:span><text:span text:style-name="T9">;</text:span></text:p>
      <text:p text:style-name="P25"/>
      <text:p text:style-name="P25"><text:span text:style-name="T9"><text:s text:c="2"/></text:span><text:span text:style-name="T12">public</text:span><text:span text:style-name="T9"> EndpointEvent(</text:span><text:span text:style-name="T12">int</text:span><text:span text:style-name="T9"> type, EndpointDescription endpoint</text:span><text:span text:style-name="T9">) {</text:span></text:p>
      <text:p text:style-name="P25"><text:span text:style-name="T9"><text:s text:c="4"/></text:span><text:span text:style-name="T12">super</text:span><text:span text:style-name="T9">(endpoint);</text:span></text:p>
      <text:p text:style-name="P25"><text:span text:style-name="T9"><text:s text:c="4"/></text:span><text:span text:style-name="T12">this</text:span><text:span text:style-name="T9">.</text:span><text:span text:style-name="T13">endpoint</text:span><text:span text:style-name="T9"> = endpoint;</text:span></text:p>
      <text:p text:style-name="P25"><text:span text:style-name="T9"><text:s text:c="4"/></text:span><text:span text:style-name="T12">this</text:span><text:span text:style-name="T9">.</text:span><text:span text:style-name="T13">type</text:span><text:span text:style-name="T9"> = type;</text:span></text:p>
      <text:p text:style-name="P23"><text:s text:c="2"/>}</text:p>
      <text:p text:style-name="P25"/>
      <text:p text:style-name="P25"><text:span text:style-name="T9"><text:s text:c="2"/></text:span><text:span text:style-name="T12">public</text:span><text:span text:style-name="T9"> EndpointDescription getEndpoint() {</text:span></text:p>
      <text:p text:style-name="P25"><text:span text:style-name="T9"><text:s text:c="4"/></text:span><text:span text:style-name="T12">return</text:span><text:span text:style-name="T9"> </text:span><text:span text:style-name="T13">endpoint</text:span><text:span text:style-name="T9">;</text:span></text:p>
      <text:p text:style-name="P23"><text:s text:c="2"/>}</text:p>
      <text:p text:style-name="P25"/>
      <text:p text:style-name="P25"><text:span text:style-name="T9"><text:s text:c="2"/></text:span><text:span text:style-name="T12">public</text:span><text:span text:style-name="T9"> </text:span><text:span text:style-name="T12">int</text:span><text:span text:style-name="T9"> getType() {</text:span></text:p>
      <text:p text:style-name="P25"><text:span text:style-name="T9"><text:s text:c="4"/></text:span><text:span text:style-name="T12">return</text:span><text:span text:style-name="T9"> </text:span><text:span text:style-name="T13">type</text:span><text:span text:style-name="T9">;</text:span></text:p>
      <text:p text:style-name="P23"><text:s text:c="2"/>}</text:p>
      <text:p text:style-name="P23">}<text:change-start text:change-id="ct317516160"/></text:p>
      <text:h text:style-name="Heading_20_2" text:outline-level="2"><text:change-end text:change-id="ct317516160"/><text:change-start text:change-id="ct317432384"/><text:soft-page-break/>Updating Exported and Imported Services</text:h>
      <text:p text:style-name="Body">In the Remote Service Admin specification the Topology manager is the compo<text:change-end text:change-id="ct317432384"/><text:change-start text:change-id="ct317432480"/>nent responsible for tracking and managing the services that should be exported from, or imported into, the service registry. Furthermore the Topology Manager is re<text:change-end text:change-id="ct317432480"/><text:change-start text:change-id="ct317432576"/>sponsible for notifying RSA Discovery<text:change-end text:change-id="ct317432576"/><text:change-start text:change-id="ct317432672"/> of endpoint changes (additions, deletions and modifications)<text:change-end text:change-id="ct317432672"/><text:change-start text:change-id="ct317432768"/>, and RSA Discovery is responsible for notifying Topology Managers of changes to the status of remote EndpointDescriptions.</text:p>
      <text:p text:style-name="Body">In <text:change-end text:change-id="ct317432768"/><text:change-start text:change-id="ct317432864"/>addition to its interactions with RSA Discovery, the Topology Manager is also responsible for interacting <text:span text:style-name="T10">with</text:span> RSA distri<text:change-end text:change-id="ct317432864"/><text:change-start text:change-id="ct317432960"/>bution providers. <text:change-end text:change-id="ct317432960"/><text:change-start text:change-id="ct317511904"/>In RSA 1.0 this was broadly limited to creating and closing ImportRegistration <text:span text:style-name="T10">and ExportRegistration objects using the Distribution Provider. To support </text:span><text:change-end text:change-id="ct317511904"/><text:change-start text:change-id="ct317514832"/><text:span text:style-name="T10">Requirement RSA02 RSA 1.1 will need additional interaction mechanisms to indicate that an ImportRegistration or ExportRegistration should be updated</text:span><text:change-end text:change-id="ct317514832"/><text:change-start text:change-id="ct317517360"/><text:span text:style-name="T10">. It is necessary for the Topology Manager to initiate these updates, because either:</text:span></text:p>
      <text:list xml:id="list4155323554418377660" text:style-name="L1">
        <text:list-item>
          <text:p text:style-name="P34"><text:span text:style-name="T10">It is then responsible for notifying Discovery services of an</text:span><text:change-end text:change-id="ct317517360"/><text:change-start text:change-id="ct317524608"/><text:span text:style-name="T10">y changes to an exported endpoint</text:span></text:p>
        </text:list-item>
      </text:list>
      <text:p text:style-name="P17">or</text:p>
      <text:list xml:id="list438332456" text:continue-numbering="true" text:style-name="L1">
        <text:list-item>
          <text:p text:style-name="P35">The topology manager is the component that is notified of changes to a remote endpoint via Discovery announcements.</text:p>
        </text:list-item>
      </text:list>
      <text:p text:style-name="P17">To support these cases it is necessary to add update methods to both ImportRegistration and ExportRegistration. As these are “provider types” that should only be implemented by RSA Distribution providers this represents a minor change to the RSA API.</text:p>
      <text:p text:style-name="P17"/>
      <text:h text:style-name="P39" text:outline-level="3">ExportRegistration</text:h>
      <text:p text:style-name="P17"/>
      <text:p text:style-name="P21"><text:change-end text:change-id="ct317524608"/><text:change-start text:change-id="ct317529728"/>/*</text:p>
      <text:p text:style-name="P27"><text:s/>* Copyright (c) OSGi Alliance (2009, 2013). All Rights Reserved.</text:p>
      <text:p text:style-name="P27"><text:s/>*</text:p>
      <text:p text:style-name="P27"><text:s/>* Licensed under the <text:span text:style-name="T15">Apache</text:span> License, Version 2.0 (the "License");</text:p>
      <text:p text:style-name="P27"><text:s/>* you may not use this file except in compliance with the License.</text:p>
      <text:p text:style-name="P27"><text:s/>* You may obtain a copy of the License at</text:p>
      <text:p text:style-name="P27"><text:s/>*</text:p>
      <text:p text:style-name="P27"><text:s/>* <text:s text:c="5"/>http://www.apache.org/licenses/LICENSE-2.0</text:p>
      <text:p text:style-name="P27"><text:s/>*</text:p>
      <text:p text:style-name="P27"><text:s/>* Unless required by applicable law or agreed to in writing, software</text:p>
      <text:p text:style-name="P27"><text:s/>* distributed under the License is distributed on an "AS IS" BASIS,</text:p>
      <text:p text:style-name="P27"><text:s/>* WITHOUT WARRANTIES OR CONDITIONS OF ANY KIND, either express or implied.</text:p>
      <text:p text:style-name="P27"><text:s/>* See the License for the specific language governing permissions and</text:p>
      <text:p text:style-name="P27"><text:s/>* limitations under the License.</text:p>
      <text:p text:style-name="P27"><text:s/>*/</text:p>
      <text:p text:style-name="P26"/>
      <text:p text:style-name="P26"><text:span text:style-name="T12">package</text:span><text:span text:style-name="T9"> org.osgi.service.remoteserviceadmin;</text:span></text:p>
      <text:p text:style-name="P26"/>
      <text:p text:style-name="P26"><text:span text:style-name="T12">import</text:span><text:span text:style-name="T9"> java.util.Map;</text:span></text:p>
      <text:p text:style-name="P26"><text:span text:style-name="T12">import</text:span><text:span text:style-name="T9"> org.osgi.framework.ServiceReference;</text:span></text:p>
      <text:p text:style-name="P26"/>
      <text:p text:style-name="P28">/**</text:p>
      <text:p text:style-name="P28"><text:s/>* An Export Registration associates a service to a local <text:span text:style-name="T15">endpoint</text:span>.</text:p>
      <text:p text:style-name="P28"><text:soft-page-break/><text:s/>* </text:p>
      <text:p text:style-name="P28"><text:s/>* The Export Registration can be used to delete the <text:span text:style-name="T15">endpoint</text:span> associated with an</text:p>
      <text:p text:style-name="P28"><text:s/>* this registration. It is created with the</text:p>
      <text:p text:style-name="P26"><text:span text:style-name="T16"><text:s/>* </text:span><text:span text:style-name="T18">{@link RemoteServiceAdmin#exportService(ServiceReference,Map)}</text:span><text:span text:style-name="T16"> method.</text:span></text:p>
      <text:p text:style-name="P28"><text:s/>* </text:p>
      <text:p text:style-name="P28"><text:s/>* When this Export Registration has been closed, all methods must return</text:p>
      <text:p text:style-name="P28"><text:s/>* {@code null}.</text:p>
      <text:p text:style-name="P28"><text:s/>* </text:p>
      <text:p text:style-name="P26"><text:span text:style-name="T16"><text:s/>* </text:span><text:span text:style-name="T19">@ThreadSafe</text:span></text:p>
      <text:p text:style-name="P26"><text:span text:style-name="T16"><text:s/>* </text:span><text:span text:style-name="T19">@noimplement</text:span></text:p>
      <text:p text:style-name="P26"><text:span text:style-name="T16"><text:s/>* </text:span><text:span text:style-name="T19">@author</text:span><text:span text:style-name="T16"> $Id: 5491675ba2ea4b7769f70040e8f48a22777028a3 $</text:span></text:p>
      <text:p text:style-name="P28"><text:s/>*/</text:p>
      <text:p text:style-name="P26"><text:span text:style-name="T12">public</text:span><text:span text:style-name="T9"> </text:span><text:span text:style-name="T12">interface</text:span><text:span text:style-name="T9"> ExportRegistration {</text:span></text:p>
      <text:p text:style-name="P26"><text:span text:style-name="T9"><text:tab/></text:span><text:span text:style-name="T16">/**</text:span></text:p>
      <text:p text:style-name="P28"><text:tab/> * Return the Export Reference for the exported service.</text:p>
      <text:p text:style-name="P28"><text:tab/> * </text:p>
      <text:p text:style-name="P26"><text:span text:style-name="T16"><text:tab/> * </text:span><text:span text:style-name="T19">@return</text:span><text:span text:style-name="T16"> The Export Reference for this registration.</text:span></text:p>
      <text:p text:style-name="P26"><text:span text:style-name="T16"><text:tab/> * </text:span><text:span text:style-name="T19">@throws</text:span><text:span text:style-name="T16"> IllegalStateException When this registration was not properly</text:span></text:p>
      <text:p text:style-name="P26"><text:span text:style-name="T16"><text:tab/> * <text:s text:c="8"/>initialized. See </text:span><text:span text:style-name="T18">{@link #getException()}</text:span><text:span text:style-name="T16">.</text:span></text:p>
      <text:p text:style-name="P28"><text:tab/> */</text:p>
      <text:p text:style-name="P24"><text:tab/>ExportReference getExportReference();</text:p>
      <text:p text:style-name="P26"/>
      <text:p text:style-name="P26"><text:span text:style-name="T9"><text:tab/></text:span><text:span text:style-name="T16">/**</text:span></text:p>
      <text:p text:style-name="P26"><text:span text:style-name="T16"><text:tab/> * Update the </text:span><text:span text:style-name="T17">endpoint</text:span><text:span text:style-name="T16"> represented by this </text:span><text:span text:style-name="T18">{@link ExportRegistration}</text:span><text:span text:style-name="T16"> and</text:span></text:p>
      <text:p text:style-name="P26"><text:span text:style-name="T16"><text:tab/> * return an updated </text:span><text:span text:style-name="T18">{@link EndpointDescription}</text:span><text:span text:style-name="T16">. If this method returns an</text:span></text:p>
      <text:p text:style-name="P26"><text:span text:style-name="T16"><text:tab/> * updated </text:span><text:span text:style-name="T18">{@link EndpointDescription}</text:span><text:span text:style-name="T16">, then the object returned via</text:span></text:p>
      <text:p text:style-name="P26"><text:span text:style-name="T16"><text:tab/> * </text:span><text:span text:style-name="T18">{@link #getExportReference()}</text:span><text:span text:style-name="T16"> must also have been updated to return this</text:span></text:p>
      <text:p text:style-name="P28"><text:tab/> * new object. If this method does not return an updated</text:p>
      <text:p text:style-name="P26"><text:span text:style-name="T16"><text:tab/> * </text:span><text:span text:style-name="T18">{@link EndpointDescription}</text:span><text:span text:style-name="T16"> then the object returned via</text:span></text:p>
      <text:p text:style-name="P26"><text:span text:style-name="T16"><text:tab/> * </text:span><text:span text:style-name="T18">{@link #getExportReference()}</text:span><text:span text:style-name="T16"> should remain unchanged.</text:span></text:p>
      <text:p text:style-name="P28"><text:tab/> * </text:p>
      <text:p text:style-name="P26"><text:span text:style-name="T16"><text:tab/> * When creating the updated </text:span><text:span text:style-name="T18">{@link EndpointDescription}</text:span><text:span text:style-name="T16"> the</text:span></text:p>
      <text:p text:style-name="P26"><text:span text:style-name="T16"><text:tab/> * </text:span><text:span text:style-name="T18">{@link ServiceReference}</text:span><text:span text:style-name="T16"> originally passed to</text:span></text:p>
      <text:p text:style-name="P26"><text:span text:style-name="T16"><text:tab/> * </text:span><text:span text:style-name="T18">{@link RemoteServiceAdmin#exportService(ServiceReference, Map)}</text:span><text:span text:style-name="T16"> must be</text:span></text:p>
      <text:p text:style-name="P28"><text:tab/> * queried to pick up any changes to its service properties.</text:p>
      <text:p text:style-name="P28"><text:tab/> * </text:p>
      <text:p text:style-name="P28"><text:tab/> * If this argument is null then the original properties passed when</text:p>
      <text:p text:style-name="P28"><text:tab/> * creating this ExportRegistration should be used when constructing the</text:p>
      <text:p text:style-name="P26"><text:span text:style-name="T16"><text:tab/> * updated </text:span><text:span text:style-name="T18">{@link EndpointDescription}</text:span><text:span text:style-name="T16">. Otherwise the new properties should</text:span></text:p>
      <text:p text:style-name="P28"><text:tab/> * be used, and replace the original properties for subsequent calls to the</text:p>
      <text:p text:style-name="P28"><text:tab/> * update method.</text:p>
      <text:p text:style-name="P28"><text:tab/> * </text:p>
      <text:p text:style-name="P26"><text:span text:style-name="T16"><text:tab/> * </text:span><text:span text:style-name="T19">@param</text:span><text:span text:style-name="T16"> properties properties to be merged with the current service</text:span></text:p>
      <text:p text:style-name="P26"><text:span text:style-name="T16"><text:tab/> * <text:s text:c="7"/>properties for the </text:span><text:span text:style-name="T18">{@link ServiceReference}</text:span><text:span text:style-name="T16"> represented by this</text:span></text:p>
      <text:p text:style-name="P26"><text:span text:style-name="T16"><text:tab/> * <text:s text:c="7"/></text:span><text:span text:style-name="T18">{@link ExportRegistration}</text:span><text:span text:style-name="T16">. If null is passed then the original</text:span></text:p>
      <text:p text:style-name="P28"><text:tab/> * <text:s text:c="7"/>properties passed to</text:p>
      <text:p text:style-name="P26"><text:span text:style-name="T16"><text:tab/> * <text:s text:c="7"/></text:span><text:span text:style-name="T18">{@link RemoteServiceAdmin#exportService(ServiceReference, Map)}</text:span></text:p>
      <text:p text:style-name="P28"><text:tab/> * <text:s text:c="7"/>will be used.</text:p>
      <text:p text:style-name="P26"><text:span text:style-name="T16"><text:tab/> * </text:span><text:span text:style-name="T19">@return</text:span><text:span text:style-name="T16"> The updated </text:span><text:span text:style-name="T18">{@link EndpointDescription}</text:span><text:span text:style-name="T16"> for this registration.</text:span></text:p>
      <text:p text:style-name="P26"><text:span text:style-name="T16"><text:tab/> * </text:span><text:span text:style-name="T19">@throws</text:span><text:span text:style-name="T16"> IllegalStateException When this registration was not properly</text:span></text:p>
      <text:p text:style-name="P26"><text:span text:style-name="T16"><text:tab/> * <text:s text:c="8"/>initialized. See </text:span><text:span text:style-name="T18">{@link #getException()}</text:span><text:span text:style-name="T16">.</text:span></text:p>
      <text:p text:style-name="P28"><text:tab/> * </text:p>
      <text:p text:style-name="P28"><text:soft-page-break/><text:tab/> */</text:p>
      <text:p text:style-name="P24"><text:tab/>EndpointDescription update(Map&lt;String, ?&gt; properties);</text:p>
      <text:p text:style-name="P26"/>
      <text:p text:style-name="P26"><text:span text:style-name="T9"><text:tab/></text:span><text:span text:style-name="T16">/**</text:span></text:p>
      <text:p text:style-name="P28"><text:tab/> * Delete the local <text:span text:style-name="T15">endpoint</text:span> and disconnect any remote distribution</text:p>
      <text:p text:style-name="P28"><text:tab/> * providers. After this method returns, all methods must return</text:p>
      <text:p text:style-name="P28"><text:tab/> * {@code null}.</text:p>
      <text:p text:style-name="P28"><text:tab/> * </text:p>
      <text:p text:style-name="P28"><text:tab/> * This method has no effect when this registration has already been closed</text:p>
      <text:p text:style-name="P28"><text:tab/> * or is being closed.</text:p>
      <text:p text:style-name="P28"><text:tab/> */</text:p>
      <text:p text:style-name="P26"><text:span text:style-name="T9"><text:tab/></text:span><text:span text:style-name="T12">void</text:span><text:span text:style-name="T9"> close();</text:span></text:p>
      <text:p text:style-name="P26"/>
      <text:p text:style-name="P26"><text:span text:style-name="T9"><text:tab/></text:span><text:span text:style-name="T16">/**</text:span></text:p>
      <text:p text:style-name="P28"><text:tab/> * Return the exception for any error during the export process.</text:p>
      <text:p text:style-name="P28"><text:tab/> * </text:p>
      <text:p text:style-name="P28"><text:tab/> * If the Remote Service <text:span text:style-name="T15">Admin</text:span> for some reasons is unable to properly</text:p>
      <text:p text:style-name="P28"><text:tab/> * initialize this registration, then it must return an exception from this</text:p>
      <text:p text:style-name="P28"><text:tab/> * method. If no error occurred, this method must return {@code null}.</text:p>
      <text:p text:style-name="P28"><text:tab/> * </text:p>
      <text:p text:style-name="P28"><text:tab/> * The error must be set before this Export Registration is returned.</text:p>
      <text:p text:style-name="P28"><text:tab/> * Asynchronously occurring errors must be reported to the log.</text:p>
      <text:p text:style-name="P28"><text:tab/> * </text:p>
      <text:p text:style-name="P26"><text:span text:style-name="T16"><text:tab/> * </text:span><text:span text:style-name="T19">@return</text:span><text:span text:style-name="T16"> The exception that occurred during the initialization of this</text:span></text:p>
      <text:p text:style-name="P28"><text:tab/> * <text:s text:c="8"/>registration or {@code null} if no exception occurred.</text:p>
      <text:p text:style-name="P28"><text:tab/> */</text:p>
      <text:p text:style-name="P24"><text:tab/>Throwable getException();</text:p>
      <text:p text:style-name="P24">}</text:p>
      <text:p text:style-name="P24"/>
      <text:h text:style-name="P39" text:outline-level="3"><text:change-end text:change-id="ct317529728"/><text:change-start text:change-id="ct317531344"/>ImportRegistration</text:h>
      <text:p text:style-name="P17"/>
      <text:p text:style-name="P21"><text:change-end text:change-id="ct317531344"/><text:change-start text:change-id="ct317536576"/>/*</text:p>
      <text:p text:style-name="P27"><text:s/>* Copyright (c) OSGi Alliance (2009, 2013). All Rights Reserved.</text:p>
      <text:p text:style-name="P27"><text:s/>*</text:p>
      <text:p text:style-name="P27"><text:s/>* Licensed under the <text:span text:style-name="T15">Apache</text:span> License, Version 2.0 (the "License");</text:p>
      <text:p text:style-name="P27"><text:s/>* you may not use this file except in compliance with the License.</text:p>
      <text:p text:style-name="P27"><text:s/>* You may obtain a copy of the License at</text:p>
      <text:p text:style-name="P27"><text:s/>*</text:p>
      <text:p text:style-name="P27"><text:s/>* <text:s text:c="5"/>http://www.apache.org/licenses/LICENSE-2.0</text:p>
      <text:p text:style-name="P27"><text:s/>*</text:p>
      <text:p text:style-name="P27"><text:s/>* Unless required by applicable law or agreed to in writing, software</text:p>
      <text:p text:style-name="P27"><text:s/>* distributed under the License is distributed on an "AS IS" BASIS,</text:p>
      <text:p text:style-name="P27"><text:s/>* WITHOUT WARRANTIES OR CONDITIONS OF ANY KIND, either express or implied.</text:p>
      <text:p text:style-name="P27"><text:s/>* See the License for the specific language governing permissions and</text:p>
      <text:p text:style-name="P27"><text:s/>* limitations under the License.</text:p>
      <text:p text:style-name="P27"><text:s/>*/</text:p>
      <text:p text:style-name="P26"/>
      <text:p text:style-name="P26"><text:span text:style-name="T12">package</text:span><text:span text:style-name="T9"> org.osgi.service.remoteserviceadmin;</text:span></text:p>
      <text:p text:style-name="P26"/>
      <text:p text:style-name="P26"/>
      <text:p text:style-name="P28">/**</text:p>
      <text:p text:style-name="P28"><text:soft-page-break/><text:s/>* An Import Registration associates an active <text:span text:style-name="T15">proxy</text:span> service to a remote</text:p>
      <text:p text:style-name="P28"><text:s/>* <text:span text:style-name="T15">endpoint</text:span>.</text:p>
      <text:p text:style-name="P28"><text:s/>* </text:p>
      <text:p text:style-name="P28"><text:s/>* The Import Registration can be used to delete the <text:span text:style-name="T15">proxy</text:span> associated with an</text:p>
      <text:p text:style-name="P28"><text:s/>* <text:span text:style-name="T15">endpoint</text:span>. It is created with the</text:p>
      <text:p text:style-name="P26"><text:span text:style-name="T16"><text:s/>* </text:span><text:span text:style-name="T18">{@link RemoteServiceAdmin#importService(EndpointDescription)}</text:span><text:span text:style-name="T16"> method.</text:span></text:p>
      <text:p text:style-name="P28"><text:s/>* </text:p>
      <text:p text:style-name="P28"><text:s/>* When this Import Registration has been closed, all methods must return</text:p>
      <text:p text:style-name="P28"><text:s/>* {@code null}.</text:p>
      <text:p text:style-name="P28"><text:s/>* </text:p>
      <text:p text:style-name="P26"><text:span text:style-name="T16"><text:s/>* </text:span><text:span text:style-name="T19">@ThreadSafe</text:span></text:p>
      <text:p text:style-name="P26"><text:span text:style-name="T16"><text:s/>* </text:span><text:span text:style-name="T19">@noimplement</text:span></text:p>
      <text:p text:style-name="P26"><text:span text:style-name="T16"><text:s/>* </text:span><text:span text:style-name="T19">@author</text:span><text:span text:style-name="T16"> $Id: 45e6ba488e7eb4fbdbb34959f2056dd35fa28283 $</text:span></text:p>
      <text:p text:style-name="P28"><text:s/>*/</text:p>
      <text:p text:style-name="P26"><text:span text:style-name="T12">public</text:span><text:span text:style-name="T9"> </text:span><text:span text:style-name="T12">interface</text:span><text:span text:style-name="T9"> ImportRegistration {</text:span></text:p>
      <text:p text:style-name="P26"><text:span text:style-name="T9"><text:tab/></text:span><text:span text:style-name="T16">/**</text:span></text:p>
      <text:p text:style-name="P28"><text:tab/> * Return the Import Reference for the imported service.</text:p>
      <text:p text:style-name="P28"><text:tab/> * </text:p>
      <text:p text:style-name="P26"><text:span text:style-name="T16"><text:tab/> * </text:span><text:span text:style-name="T19">@return</text:span><text:span text:style-name="T16"> The Import Reference for this registration.</text:span></text:p>
      <text:p text:style-name="P26"><text:span text:style-name="T16"><text:tab/> * </text:span><text:span text:style-name="T19">@throws</text:span><text:span text:style-name="T16"> IllegalStateException When this registration was not properly</text:span></text:p>
      <text:p text:style-name="P26"><text:span text:style-name="T16"><text:tab/> * <text:s text:c="8"/>initialized. See </text:span><text:span text:style-name="T18">{@link #getException()}</text:span><text:span text:style-name="T16">.</text:span></text:p>
      <text:p text:style-name="P28"><text:tab/> */</text:p>
      <text:p text:style-name="P24"><text:tab/>ImportReference getImportReference();</text:p>
      <text:p text:style-name="P26"/>
      <text:p text:style-name="P26"><text:span text:style-name="T9"><text:tab/></text:span><text:span text:style-name="T16">/**</text:span></text:p>
      <text:p text:style-name="P26"><text:span text:style-name="T16"><text:tab/> * Update the local service represented by this </text:span><text:span text:style-name="T18">{@link ImportRegistration}</text:span><text:span text:style-name="T16">.</text:span></text:p>
      <text:p text:style-name="P26"><text:span text:style-name="T16"><text:tab/> * After this method returns the </text:span><text:span text:style-name="T18">{@link EndpointDescription}</text:span><text:span text:style-name="T16"> returned via</text:span></text:p>
      <text:p text:style-name="P26"><text:span text:style-name="T16"><text:tab/> * </text:span><text:span text:style-name="T18">{@link #getImportReference()}</text:span><text:span text:style-name="T16"> must have been updated.</text:span></text:p>
      <text:p text:style-name="P28"><text:tab/> * </text:p>
      <text:p text:style-name="P26"><text:span text:style-name="T16"><text:tab/> * </text:span><text:span text:style-name="T19">@param</text:span><text:span text:style-name="T16"> endpoint The updated </text:span><text:span text:style-name="T17">endpoint</text:span></text:p>
      <text:p text:style-name="P28"><text:tab/> * </text:p>
      <text:p text:style-name="P26"><text:span text:style-name="T16"><text:tab/> * </text:span><text:span text:style-name="T19">@throws</text:span><text:span text:style-name="T16"> IllegalStateException When this registration was not properly</text:span></text:p>
      <text:p text:style-name="P26"><text:span text:style-name="T16"><text:tab/> * <text:s text:c="8"/>initialized. See </text:span><text:span text:style-name="T18">{@link #getException()}</text:span><text:span text:style-name="T16">.</text:span></text:p>
      <text:p text:style-name="P26"><text:span text:style-name="T16"><text:tab/> * </text:span><text:span text:style-name="T19">@throws</text:span><text:span text:style-name="T16"> IllegalArgumentException When the supplied</text:span></text:p>
      <text:p text:style-name="P26"><text:span text:style-name="T16"><text:tab/> * <text:s text:c="8"/></text:span><text:span text:style-name="T18">{@link EndpointDescription}</text:span><text:span text:style-name="T16"> does not represent the same </text:span><text:span text:style-name="T17">endpoint</text:span></text:p>
      <text:p text:style-name="P26"><text:span text:style-name="T16"><text:tab/> * <text:s text:c="8"/>as this </text:span><text:span text:style-name="T18">{@link ImportRegistration}</text:span><text:span text:style-name="T16">.</text:span></text:p>
      <text:p text:style-name="P28"><text:tab/> * </text:p>
      <text:p text:style-name="P28"><text:tab/> */</text:p>
      <text:p text:style-name="P26"><text:span text:style-name="T9"><text:tab/></text:span><text:span text:style-name="T12">void</text:span><text:span text:style-name="T9"> update(EndpointDescription endpoint);</text:span></text:p>
      <text:p text:style-name="P26"/>
      <text:p text:style-name="P26"><text:span text:style-name="T9"><text:tab/></text:span><text:span text:style-name="T16">/**</text:span></text:p>
      <text:p text:style-name="P28"><text:tab/> * Close this Import Registration. This must close the connection to the</text:p>
      <text:p text:style-name="P28"><text:tab/> * <text:span text:style-name="T15">endpoint</text:span> and unregister the <text:span text:style-name="T15">proxy</text:span>. After this method returns, all other</text:p>
      <text:p text:style-name="P28"><text:tab/> * methods must return {@code null}.</text:p>
      <text:p text:style-name="P28"><text:tab/> * </text:p>
      <text:p text:style-name="P28"><text:tab/> * This method has no effect when this registration has already been closed</text:p>
      <text:p text:style-name="P28"><text:tab/> * or is being closed.</text:p>
      <text:p text:style-name="P28"><text:tab/> */</text:p>
      <text:p text:style-name="P26"><text:span text:style-name="T9"><text:tab/></text:span><text:span text:style-name="T12">void</text:span><text:span text:style-name="T9"> close();</text:span></text:p>
      <text:p text:style-name="P26"/>
      <text:p text:style-name="P26"><text:span text:style-name="T9"><text:tab/></text:span><text:span text:style-name="T16">/**</text:span></text:p>
      <text:p text:style-name="P28"><text:tab/> * Return the exception for any error during the import process.</text:p>
      <text:p text:style-name="P28"><text:soft-page-break/><text:tab/> * </text:p>
      <text:p text:style-name="P28"><text:tab/> * If the Remote Service <text:span text:style-name="T15">Admin</text:span> for some reasons is unable to properly</text:p>
      <text:p text:style-name="P28"><text:tab/> * initialize this registration, then it must return an exception from this</text:p>
      <text:p text:style-name="P28"><text:tab/> * method. If no error occurred, this method must return {@code null}.</text:p>
      <text:p text:style-name="P28"><text:tab/> * </text:p>
      <text:p text:style-name="P28"><text:tab/> * The error must be set before this Import Registration is returned.</text:p>
      <text:p text:style-name="P28"><text:tab/> * Asynchronously occurring errors must be reported to the log.</text:p>
      <text:p text:style-name="P28"><text:tab/> * </text:p>
      <text:p text:style-name="P26"><text:span text:style-name="T16"><text:tab/> * </text:span><text:span text:style-name="T19">@return</text:span><text:span text:style-name="T16"> The exception that occurred during the initialization of this</text:span></text:p>
      <text:p text:style-name="P28"><text:tab/> * <text:s text:c="8"/>registration or {@code null} if no exception occurred.</text:p>
      <text:p text:style-name="P28"><text:tab/> */</text:p>
      <text:p text:style-name="P24"><text:tab/>Throwable getException();</text:p>
      <text:p text:style-name="P24">}</text:p>
      <text:h text:style-name="Heading_20_2" text:outline-level="2"><text:change-end text:change-id="ct317536576"/><text:change-start text:change-id="ct317433728"/>Clarify the uniqueness of EndpointDescription Id Strings</text:h>
      <text:p text:style-name="Body"><text:change-end text:change-id="ct317433728"/><text:change-start text:change-id="ct317433824"/>The following is an extract from the OSG<text:change-end text:change-id="ct317433824"/><text:change-start text:change-id="ct317535664"/>i R5 compendium:</text:p>
      <text:p text:style-name="P31"><text:change-end text:change-id="ct317535664"/><text:change-start text:change-id="ct317433984"/>122.4.3 Endpoint Id <text:change-end text:change-id="ct317433984"/><text:change-start text:change-id="ct317536720"/></text:p>
      <text:p text:style-name="P29">An Endpoint Id is an opaque unique identifier for an Endpoint. There is no syntax defined for this string except that white space at the beginning and ending must be ignored. The actual syntax for this Endpoint Id must be defined by the actual configuration type. </text:p>
      <text:p text:style-name="P29">Two Endpoint Descriptions are deemed identical when their Endpoint Id is equal. The Endpoint Ids must be compared as string compares with leading and trailing spaces removed. The Endpoint De- scription class must use the String class’ hash Code from the Endpoint Id as its own hashCode. </text:p>
      <text:p text:style-name="Body"><text:change-end text:change-id="ct317536720"/><text:change-start text:change-id="ct317434208"/>Furthermore the OSGi R5 compendium states that:</text:p>
      <text:p text:style-name="P29"><text:change-end text:change-id="ct317434208"/><text:change-start text:change-id="ct317541376"/><text:span text:style-name="T20">Two Endpoint Descriptions are deemed equal when their Endpoint Id is equal. The Endpoint Id is a mandatory property of an Endpoint Description, it is further described at </text:span><text:span text:style-name="T21">Endpoint Id </text:span><text:span text:style-name="T20">on page 709. The hash code is therefore also based on the Endpoint Id. </text:span></text:p>
      <text:p text:style-name="P31">122.4.1 Validity </text:p>
      <text:p text:style-name="P30">A valid Endpoint Description must at least satisfy the following assertions: </text:p>
      <text:list xml:id="list2312500770520476135" text:style-name="L2">
        <text:list-item>
          <text:p text:style-name="P43"><text:span text:style-name="T20">It must have a non-</text:span><text:span text:style-name="T22">null </text:span><text:span text:style-name="T20">Id that uniquely identifies the Endpoint </text:span></text:p>
        </text:list-item>
      </text:list>
      <text:p text:style-name="Body"><text:change-end text:change-id="ct317541376"/><text:change-start text:change-id="ct317549696"/></text:p>
      <text:p text:style-name="Body">The extracts above are sufficient to require that:</text:p>
      <text:list xml:id="list6684461433756480014" text:style-name="L3">
        <text:list-item>
          <text:p text:style-name="P36">The Endpoint Id is opaque, and has no declared format or syntax</text:p>
        </text:list-item>
        <text:list-item>
          <text:p text:style-name="P36">The Endpoint Id defines the identity of an EndpointDescription, regardless of its other properties</text:p>
        </text:list-item>
        <text:list-item>
          <text:p text:style-name="P36">The Endpoint Id is expected to be “unique”, although the scope of this uniqueness is not expressly defined.</text:p>
        </text:list-item>
      </text:list>
      <text:p text:style-name="Body">The Remote Service Admin specification states that there may be multiple Topology Managers, Distribution Providers and Discovery Providers active concurrently within a single framework. It is clear that if these implementations are to coexist then Endpoint Id uniqueness must hold within the OSGi framework. This applies regardless of the number of installed Distribution Providers, more than one of which may be exporting a given service.</text:p>
      <text:p text:style-name="Body"><text:soft-page-break/>In the Remote Service Admin Specification EndpointDescriptions are created by distribution providers, but are passed on to Topology Managers. Depending upon the Topology Manager's implementation these EndpointDescription objects may then be passed to other actors, such as Discovery Providers, via EndpointListener or EndpointEventListener services. Discovery providers then advertise EndpointDescription objects over the network. These advertisements result in the EndpointDescription being serialized and reconstituted on a remote machine.</text:p>
      <text:p text:style-name="Body">The above scenario adds some constraints on the uniqueness of EndpointDescription Ids.</text:p>
      <text:list xml:id="list6816200202558981127" text:style-name="L4">
        <text:list-item>
          <text:p text:style-name="P37">Portable Discovery Providers can only use the EndpointDescription Id to determine which endpoint is being announced, updated or revoked. This applies both when being notified of local and remote events.</text:p>
        </text:list-item>
        <text:list-item>
          <text:p text:style-name="P37">Portable Topology Managers can only use the EndpointDescription Id to determine which EndpointDescription they are receiving an event for.</text:p>
        </text:list-item>
      </text:list>
      <text:p text:style-name="Body">As EndpointDescription objects are made available remotely, and therefore shared between frameworks, the required scope of Id uniqueness required is larger than a single framework.</text:p>
      <text:p text:style-name="Body">If three frameworks are connected by a Discovery provider, and two produce an EndpointDescription with the same Id, then two “identical” notification events will arrive at the third framework. If one of the two frameworks then destroys the endpoint, and advertises the service removal to the third framework, then the third framework will reach the incorrect conclusion that there are now zero endpoints available.</text:p>
      <text:p text:style-name="Body"><text:change-end text:change-id="ct317549696"/><text:change-start text:change-id="ct317434464"/>We can therefore state that the minimum scope of Endpoint Id uniqueness is that no two <text:change-end text:change-id="ct317434464"/><text:change-start text:change-id="ct317434592"/>distinc<text:change-end text:change-id="ct317434592"/><text:change-start text:change-id="ct317549792"/>t endpoints should have the same Id within a connected group.<text:change-end text:change-id="ct317549792"/><text:change-start text:change-id="ct317434752"/> <text:change-end text:change-id="ct317434752"/><text:change-start text:change-id="ct317434880"/>Distribution Providers must ensure that they do not produce Endpoint Id clashes within a connected group.<text:change-end text:change-id="ct317434880"/><text:change-start text:change-id="ct317550016"/></text:p>
      <text:h text:style-name="Heading_20_3" text:outline-level="3">Ensuring Endpoint Ids are sufficiently Unique</text:h>
      <text:p text:style-name="Body"><text:change-end text:change-id="ct317550016"/><text:change-start text:change-id="ct317552416"/>It should be noted that Discovery Providers can be added to a framework at any time, increasing the size of a connected group. New Distribution Providers that can support additional configuration types can also be added dynamically, as can Topology Managers with the ability <text:change-end text:change-id="ct317552416"/><text:change-start text:change-id="ct317435136"/>to source EndpointDescriptions from XML, representing external services. This means that although an Endpoint<text:change-end text:change-id="ct317435136"/><text:change-start text:change-id="ct317435264"/> Id <text:change-end text:change-id="ct317435264"/><text:change-start text:change-id="ct317552512"/>must only be <text:change-end text:change-id="ct317552512"/><text:change-start text:change-id="ct317435424"/>unique with a single connected group, the group can expand in size or number of EndpointDescription objects representing a given service at any time<text:change-end text:change-id="ct317435424"/><text:change-start text:change-id="ct317487744"/>.</text:p>
      <text:p text:style-name="Body">The simplest way to ensure that a growth in the number of EndpointDescriptions and/or the size of the connected group does not violate <text:change-end text:change-id="ct317487744"/><text:change-start text:change-id="ct317547472"/>the required uniqueness of Endpoint Ids is for implementations to make their Endpoint Ids globally unique. This protects against clashes r<text:change-end text:change-id="ct317547472"/><text:change-start text:change-id="ct317435728"/>egardless of changes to the connected group.</text:p>
      <text:p text:style-name="Body">Whilst globally unique identifiers are a simple solution to the End<text:change-end text:change-id="ct317435728"/><text:change-start text:change-id="ct317547568"/>point Id uniqueness problem, they are not <text:change-end text:change-id="ct317547568"/><text:change-start text:change-id="ct317547664"/>easy to implement in all environments. In some systems they can be prohibitively expensive to create, or of insufficient entropy to be genuinely uni<text:change-end text:change-id="ct317547664"/><text:change-start text:change-id="ct317435920"/>que. <text:change-end text:change-id="ct317435920"/><text:change-start text:change-id="ct317436048"/>Some distribution providers may therefore choose not to <text:change-end text:change-id="ct317436048"/><text:change-start text:change-id="ct317555536"/>use random globally unique ids. </text:p>
      <text:p text:style-name="Body">In the case where no globally unique value is used the following actions are recommended (although not required)</text:p>
      <text:list xml:id="list3961363480576715319" text:style-name="L5">
        <text:list-item>
          <text:p text:style-name="P38">Distribution Providers protect against<text:change-end text:change-id="ct317555536"/><text:change-start text:change-id="ct317555632"/> intra-framework clashes using some known value<text:change-end text:change-id="ct317555632"/><text:change-start text:change-id="ct317558016"/> unique to the service, for example the service id.</text:p>
        </text:list-item>
        <text:list-item>
          <text:p text:style-name="P38">Distribution Providers protect against inter-provider collisions within a single framework by using some unique value, such as the distribution provider's bundle id. The distribution provider bundle's symbolic name is insufficient, as there may be multiple versions of the same distribution provider installed within a single framework.<text:change-end text:change-id="ct317558016"/><text:change-start text:change-id="ct117894336"/><office:annotation><dc:creator>David Bosschaert</dc:creator><dc:date>2013-09-24T08:45:16</dc:date><text:p text:style-name="P44"><text:span text:style-name="T23">Another way to achieve this is by using a unique combination of protocol + port. Or if the RSA utilizes something like the HTTP Service, protocol + context.</text:span></text:p></office:annotation><text:change-end text:change-id="ct117894336"/><text:change-start text:change-id="ct117894880"/></text:p>
        </text:list-item>
        <text:list-item>
          <text:p text:style-name="P38"><text:soft-page-break/>Distribution Providers protect against inter<text:change-end text:change-id="ct117894880"/><text:change-start text:change-id="ct317558112"/>-framework<text:change-end text:change-id="ct317558112"/><text:change-start text:change-id="ct317555984"/> collisions using some value unique to the framework, such as the framework UUID<text:change-end text:change-id="ct317555984"/><text:change-start text:change-id="ct317555200"/>.<text:change-end text:change-id="ct317555200"/><text:change-start text:change-id="ct511049424"/><office:annotation><dc:creator>David Bosschaert</dc:creator><dc:date>2013-09-24T08:46:23</dc:date><text:p text:style-name="P44"><text:span text:style-name="T23">Although not as strong, you could also use the host name/ip, protocol and port combination, which may be more natural for an RSA implementation to use.</text:span></text:p></office:annotation><text:change-end text:change-id="ct511049424"/><text:change-start text:change-id="ct511035296"/></text:p>
        </text:list-item>
      </text:list>
      <text:p text:style-name="Body">These suggestions are not intended to be normative, and no implementation should rely on certain values being contained within<text:change-end text:change-id="ct511035296"/><text:change-start text:change-id="ct317555792"/> the id.<text:change-end text:change-id="ct317555792"/><text:change-start text:change-id="ct317554896"/> Distribution Providers are free to generate Endpoint Id<text:change-end text:change-id="ct317554896"/><text:change-start text:change-id="ct317436976"/> in any <text:change-end text:change-id="ct317436976"/><text:change-start text:change-id="ct317437104"/>way, as long as it meets the required level of uniqueness.<text:change-end text:change-id="ct317437104"/><text:change-start text:change-id="ct317558208"/></text:p>
      <text:h text:style-name="P40" text:outline-level="1"><text:change-end text:change-id="ct317558208"/>Data Transfer Objects</text:h>
      <text:p text:style-name="P2">RFC 185 defines Data Transfer Objects as a generic means for management solutions to interact with runtime entities in an OSGi Framework. DTOs provides a common, easily serializable representation of the technology.</text:p>
      <text:p text:style-name="P2">For all new functionality added to the OSGi Framework the question should be asked: would this feature benefit from a DTO? The expectation is that in most cases it would.</text:p>
      <text:p text:style-name="P2">The DTOs for the design in this RFC should be described here and if there are no DTOs being defined an explanation should be given explaining why this is not applicable in this case.</text:p>
      <text:p text:style-name="P2">This section is optional and could also be provided in a separate RFC.</text:p>
      <text:h text:style-name="P40" text:outline-level="1">Javadoc</text:h>
      <text:p text:style-name="P3"><text:span text:style-name="T2">Please include Javadoc of any new APIs here, once the design has matured. Instructions on how to export Javadoc for inclusion in the RFC can be found here: </text:span><text:a xlink:type="simple" xlink:href="https://www.osgi.org/members/RFC/Javadoc"><text:span text:style-name="T5">https://www.osgi.org/members/RFC/Javadoc</text:span></text:a><text:span text:style-name="T2"> </text:span></text:p>
      <text:h text:style-name="P40" text:outline-level="1"><text:soft-page-break/>Considered Alternatives</text:h>
      <text:p text:style-name="P13">For posterity, record the design alternatives that were considered but rejected along with the reason for rejection. This is especially important for external/earlier solutions that were deemed not applicable.</text:p>
      <text:h text:style-name="P40" text:outline-level="1">Security Considerations</text:h>
      <text:p text:style-name="P13">Description of all known vulnerabilities this may either introduce or address as well as scenarios of how the weaknesses could be circumvented.</text:p>
      <text:h text:style-name="P40" text:outline-level="1">Document Support</text:h>
      <text:h text:style-name="P42" text:outline-level="2">References</text:h>
      <text:list xml:id="list6172006607084727234" text:style-name="WW8Num3">
        <text:list-item>
          <text:p text:style-name="P32"><text:bookmark-start text:name="_Ref493020620"/>Bradner, S., Key words for use in RFCs to Indicate Requirement Levels, RFC2119, March 1997.<text:bookmark-end text:name="_Ref493020620"/></text:p>
        </text:list-item>
        <text:list-item>
          <text:p text:style-name="P32">Software Requirements &amp; Specifications. Michael Jackson. ISBN 0-201-87712-0</text:p>
        </text:list-item>
      </text:list>
      <text:p text:style-name="P20"/>
      <text:p text:style-name="P15"><text:span text:style-name="T3">Add references simply by adding new items. You can then cross-refer to them by chosing &lt;Insert&gt;&lt;Cross Reference&gt;&lt;Numbered Item&gt; and then selecting the paragraph. </text:span><text:span text:style-name="T4">STATIC REFERENCES (I.E. BODGED) ARE NOT ACCEPTABLE, SOMEONE WILL HAVE TO UPDATE THEM LATER, SO DO IT PROPERLY NOW.</text:span></text:p>
      <text:h text:style-name="P42" text:outline-level="2">Author’s Address</text:h>
      <text:p text:style-name="P15"/>
      <table:table table:name="Table2" table:style-name="Table2">
        <table:table-column table:style-name="Table2.A"/>
        <table:table-column table:style-name="Table2.B"/>
        <text:soft-page-break/>
        <table:table-row table:style-name="Table2.1">
          <table:table-cell table:style-name="Table2.A1" office:value-type="string">
            <text:p text:style-name="P5">Name</text:p>
          </table:table-cell>
          <table:table-cell table:style-name="Table2.B1" office:value-type="string">
            <text:p text:style-name="P5">David Bosschaert</text:p>
          </table:table-cell>
        </table:table-row>
        <table:table-row table:style-name="Table2.1">
          <table:table-cell table:style-name="Table2.A1" office:value-type="string">
            <text:p text:style-name="P5">Company</text:p>
          </table:table-cell>
          <table:table-cell table:style-name="Table2.B1" office:value-type="string">
            <text:p text:style-name="P5">Red Hat</text:p>
          </table:table-cell>
        </table:table-row>
        <table:table-row table:style-name="Table2.1">
          <table:table-cell table:style-name="Table2.A1" office:value-type="string">
            <text:p text:style-name="P5">Address</text:p>
          </table:table-cell>
          <table:table-cell table:style-name="Table2.B1" office:value-type="string">
            <text:p text:style-name="P5"/>
          </table:table-cell>
        </table:table-row>
        <table:table-row table:style-name="Table2.1">
          <table:table-cell table:style-name="Table2.A1" office:value-type="string">
            <text:p text:style-name="P5">Voice</text:p>
          </table:table-cell>
          <table:table-cell table:style-name="Table2.B1" office:value-type="string">
            <text:p text:style-name="P5"/>
          </table:table-cell>
        </table:table-row>
        <table:table-row table:style-name="Table2.1">
          <table:table-cell table:style-name="Table2.A1" office:value-type="string">
            <text:p text:style-name="P8">e-mail</text:p>
          </table:table-cell>
          <table:table-cell table:style-name="Table2.B1" office:value-type="string">
            <text:p text:style-name="P8">david@redhat.com</text:p>
          </table:table-cell>
        </table:table-row>
      </table:table>
      <text:p text:style-name="P15"/>
      <table:table table:name="Table3" table:style-name="Table3">
        <table:table-column table:style-name="Table3.A"/>
        <table:table-column table:style-name="Table3.B"/>
        <table:table-row table:style-name="Table3.1">
          <table:table-cell table:style-name="Table3.A1" office:value-type="string">
            <text:p text:style-name="P5">Name</text:p>
          </table:table-cell>
          <table:table-cell table:style-name="Table3.B1" office:value-type="string">
            <text:p text:style-name="P5">Richard Nicholson</text:p>
          </table:table-cell>
        </table:table-row>
        <table:table-row table:style-name="Table3.1">
          <table:table-cell table:style-name="Table3.A1" office:value-type="string">
            <text:p text:style-name="P5">Company</text:p>
          </table:table-cell>
          <table:table-cell table:style-name="Table3.B1" office:value-type="string">
            <text:p text:style-name="P5">Paremus</text:p>
          </table:table-cell>
        </table:table-row>
        <table:table-row table:style-name="Table3.1">
          <table:table-cell table:style-name="Table3.A1" office:value-type="string">
            <text:p text:style-name="P5">Address</text:p>
          </table:table-cell>
          <table:table-cell table:style-name="Table3.B1" office:value-type="string">
            <text:p text:style-name="P5"/>
          </table:table-cell>
        </table:table-row>
        <table:table-row table:style-name="Table3.1">
          <table:table-cell table:style-name="Table3.A1" office:value-type="string">
            <text:p text:style-name="P5">Voice</text:p>
          </table:table-cell>
          <table:table-cell table:style-name="Table3.B1" office:value-type="string">
            <text:p text:style-name="P5"/>
          </table:table-cell>
        </table:table-row>
        <table:table-row table:style-name="Table3.1">
          <table:table-cell table:style-name="Table3.A1" office:value-type="string">
            <text:p text:style-name="P8">e-mail</text:p>
          </table:table-cell>
          <table:table-cell table:style-name="Table3.B1" office:value-type="string">
            <text:p text:style-name="P8"/>
          </table:table-cell>
        </table:table-row>
      </table:table>
      <text:p text:style-name="P20"/>
      <text:p text:style-name="P15"><text:change-start text:change-id="ct317562352"/></text:p>
      <table:table table:name="Table4" table:style-name="Table4">
        <table:table-column table:style-name="Table4.A"/>
        <table:table-column table:style-name="Table4.B"/>
        <table:table-row table:style-name="Table4.1">
          <table:table-cell table:style-name="Table4.A1" office:value-type="string">
            <text:p text:style-name="P5">Name</text:p>
          </table:table-cell>
          <table:table-cell table:style-name="Table4.B1" office:value-type="string">
            <text:p text:style-name="P5">Tim Ward</text:p>
          </table:table-cell>
        </table:table-row>
        <table:table-row table:style-name="Table4.1">
          <table:table-cell table:style-name="Table4.A1" office:value-type="string">
            <text:p text:style-name="P5">Company</text:p>
          </table:table-cell>
          <table:table-cell table:style-name="Table4.B1" office:value-type="string">
            <text:p text:style-name="P5">Paremus</text:p>
          </table:table-cell>
        </table:table-row>
        <table:table-row table:style-name="Table4.1">
          <table:table-cell table:style-name="Table4.A1" office:value-type="string">
            <text:p text:style-name="P5">Address</text:p>
          </table:table-cell>
          <table:table-cell table:style-name="Table4.B1" office:value-type="string">
            <text:p text:style-name="P5"/>
          </table:table-cell>
        </table:table-row>
        <table:table-row table:style-name="Table4.1">
          <table:table-cell table:style-name="Table4.A1" office:value-type="string">
            <text:p text:style-name="P5">Voice</text:p>
          </table:table-cell>
          <table:table-cell table:style-name="Table4.B1" office:value-type="string">
            <text:p text:style-name="P5"/>
          </table:table-cell>
        </table:table-row>
        <table:table-row table:style-name="Table4.1">
          <table:table-cell table:style-name="Table4.A1" office:value-type="string">
            <text:p text:style-name="P8">e-mail</text:p>
          </table:table-cell>
          <table:table-cell table:style-name="Table4.B1" office:value-type="string">
            <text:p text:style-name="P8">tim.ward@paremus.com</text:p>
          </table:table-cell>
        </table:table-row>
      </table:table>
      <text:p text:style-name="P20"><text:change-end text:change-id="ct317562352"/></text:p>
      <text:h text:style-name="P42" text:outline-level="2">Acronyms and Abbreviations</text:h>
      <text:p text:style-name="P15"/>
      <text:h text:style-name="P42" text:outline-level="2">End of Document</text:h>
      <text:p text:style-name="P15"><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OpenSymbol" svg:font-family="OpenSymbol"/>
    <style:font-face style:name="ProductusOSGiBookc" svg:font-family="ProductusOSGiBookc"/>
    <style:font-face style:name="ProductusSemibold" svg:font-family="ProductusSemibold"/>
    <style:font-face style:name="Proforma" svg:font-family="Proforma"/>
    <style:font-face style:name="Tahoma2" svg:font-family="Tahoma"/>
    <style:font-face style:name="Courier New" svg:font-family="'Courier New'" style:font-family-generic="modern"/>
    <style:font-face style:name="Lucida Grande" svg:font-family="'Lucida Grande'" style:font-family-generic="swiss"/>
    <style:font-face style:name="Courier New1"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6"><draw:image xlink:href="Pictures/1000020100000427000001D8328612BC.png" xlink:type="simple" xlink:show="embed" xlink:actuate="onLoad"/></draw:frame><text:tab/><text:user-defined style:data-style-name="N0" text:name="RFC Title">RFC 203 – Remote Service Admin 1.1</text:user-defined><text:tab/>Page <text:page-number text:select-page="current">11</text:page-number> of <text:page-count style:num-format="1">15</text:page-count></text:p>
        <text:p text:style-name="Header"/>
        <text:p text:style-name="Header"><text:tab/>Draft<text:tab/> <text:modification-date style:data-style-name="N76">September 24, 2013</text:modification-date></text:p>
      </style:header>
      <style:footer>
        <text:p text:style-name="Footer">Copyright © OSGi Alliance <text:modification-date style:data-style-name="N106">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3</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meta:creation-date>2013-08-21T16:10:15</meta:creation-date>
    <meta:editing-cycles>21</meta:editing-cycles>
    <meta:editing-duration>PT3H23M19S</meta:editing-duration>
    <meta:initial-creator>David Bosschaert</meta:initial-creator>
    <dc:date>2013-09-24T08:50:02</dc:date>
    <dc:creator>David Bosschaert</dc:creator>
    <meta:printed-by>David Bosschaert</meta:printed-by>
    <meta:print-date>2013-08-21T16:44:40</meta:print-date>
    <meta:document-statistic meta:table-count="4" meta:image-count="2" meta:object-count="0" meta:page-count="15" meta:paragraph-count="359" meta:word-count="4177" meta:character-count="27906"/>
    <meta:user-defined meta:name="Info"/>
    <meta:user-defined meta:name="Info 3"/>
    <meta:user-defined meta:name="Info 4"/>
    <meta:user-defined meta:name="RFC Title">RFC 203 – Remote Service Admin 1.1</meta:user-defined>
  </office:meta>
</office:document-meta>
</file>